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style:text-autospace="none"/>
      <style:text-properties fo:color="#000000"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autospace="none"/>
    </style:style>
    <style:style style:name="P9" style:family="paragraph" style:parent-style-name="Normal_20__28_Web_29_">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3"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6"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7"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8" style:family="paragraph" style:parent-style-name="Standard">
      <style:paragraph-properties fo:margin-left="0in" fo:margin-right="0in" fo:text-indent="0in" style:auto-text-indent="false"/>
      <style:text-properties fo:font-style="normal" style:font-style-asian="normal" style:font-style-complex="normal"/>
    </style:style>
    <style:style style:name="P19" style:family="paragraph" style:parent-style-name="Standard">
      <style:paragraph-properties fo:margin-left="0in" fo:margin-right="0in" fo:text-indent="0in" style:auto-text-indent="false"/>
      <style:text-properties fo:font-style="italic" style:font-style-asian="italic" style:font-style-complex="italic"/>
    </style:style>
    <style:style style:name="P20" style:family="paragraph" style:parent-style-name="Standard">
      <style:paragraph-properties fo:margin-left="0in" fo:margin-right="0in" fo:margin-top="0.1945in" fo:margin-bottom="0.1945in" fo:text-indent="0in" style:auto-text-indent="false"/>
    </style:style>
    <style:style style:name="P21"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2" style:family="paragraph" style:parent-style-name="Standard">
      <style:paragraph-properties fo:margin-left="0in" fo:margin-right="0in" fo:margin-top="0.1945in" fo:margin-bottom="0.1945in" fo:text-indent="0in" style:auto-text-indent="false"/>
      <style:text-properties style:text-underline-style="non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text-align="start" style:justify-single-word="false" fo:text-indent="0in" style:auto-text-indent="false"/>
    </style:style>
    <style:style style:name="P25" style:family="paragraph" style:parent-style-name="Text_20_body">
      <style:paragraph-properties fo:margin-left="0in" fo:margin-right="0in" fo:text-indent="0in" style:auto-text-indent="false"/>
      <style:text-properties fo:font-style="normal" style:font-style-asian="normal" style:font-style-complex="normal"/>
    </style:style>
    <style:style style:name="P2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text-indent="0in" style:auto-text-indent="false"/>
      <style:text-properties fo:font-style="italic" style:font-style-asian="italic" style:font-style-complex="italic"/>
    </style:style>
    <style:style style:name="P29"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0"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in" fo:margin-right="0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in" fo:margin-right="0in" fo:text-indent="0in" style:auto-text-indent="false"/>
      <style:text-properties fo:color="#000000"/>
    </style:style>
    <style:style style:name="P3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36"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indent="0in" style:auto-text-indent="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P38"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39" style:family="paragraph" style:parent-style-name="Text_20_body">
      <style:paragraph-properties fo:margin-left="0in" fo:margin-right="0in" fo:text-indent="0in" style:auto-text-indent="false"/>
      <style:text-properties fo:color="#000000" style:text-underline-style="none"/>
    </style:style>
    <style:style style:name="P40"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41"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43" style:family="paragraph" style:parent-style-name="Text_20_body">
      <style:paragraph-properties fo:margin-left="0in" fo:margin-right="0in" fo:text-indent="0in" style:auto-text-indent="false"/>
      <style:text-properties fo:font-weight="bold" style:font-weight-asian="bold" style:font-weight-complex="bold"/>
    </style:style>
    <style:style style:name="P44" style:family="paragraph" style:parent-style-name="Standard">
      <style:paragraph-properties fo:margin-left="0in" fo:margin-right="0in" fo:margin-top="0in" fo:margin-bottom="0.0799in" fo:text-indent="0in" style:auto-text-indent="false"/>
    </style:style>
    <style:style style:name="P45"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46" style:family="paragraph" style:parent-style-name="Normal_20__28_Web_29_">
      <style:paragraph-properties fo:margin-left="0in" fo:margin-right="0in" fo:margin-top="0in" fo:margin-bottom="0.0799in" fo:text-indent="0in" style:auto-text-indent="false"/>
    </style:style>
    <style:style style:name="P47"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8"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49"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50"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51"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52"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53"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54" style:family="paragraph" style:parent-style-name="Text_20_body">
      <style:paragraph-properties fo:margin-left="0in" fo:margin-right="0in" fo:margin-top="0in" fo:margin-bottom="0.0598in" fo:text-indent="0in" style:auto-text-indent="false"/>
    </style:style>
    <style:style style:name="P55" style:family="paragraph" style:parent-style-name="List_20_Continue">
      <style:paragraph-properties fo:margin-left="0in" fo:margin-right="0in" fo:text-indent="0in" style:auto-text-indent="false"/>
    </style:style>
    <style:style style:name="P56" style:family="paragraph" style:parent-style-name="List_20_Continue">
      <style:paragraph-properties fo:margin-left="0in" fo:margin-right="0in" fo:text-indent="0in" style:auto-text-indent="false"/>
      <style:text-properties style:text-underline-style="none"/>
    </style:style>
    <style:style style:name="P57"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58" style:family="paragraph" style:parent-style-name="Body_20_Text_20_First_20_Indent">
      <style:paragraph-properties fo:margin-left="0in" fo:margin-right="0in" fo:text-align="center" style:justify-single-word="false" fo:text-indent="0in" style:auto-text-indent="false"/>
    </style:style>
    <style:style style:name="P59" style:family="paragraph" style:parent-style-name="Heading_20_2">
      <style:paragraph-properties fo:margin-left="0in" fo:margin-right="0in" fo:text-indent="0in" style:auto-text-indent="false"/>
    </style:style>
    <style:style style:name="P60" style:family="paragraph" style:parent-style-name="List_20_Continue">
      <style:paragraph-properties fo:margin-left="-0.5in" fo:margin-right="0in" fo:text-indent="0in" style:auto-text-indent="false"/>
    </style:style>
    <style:style style:name="P61" style:family="paragraph" style:parent-style-name="Standard">
      <style:paragraph-properties fo:margin-left="-0.5in" fo:margin-right="0in" fo:text-indent="0in" style:auto-text-indent="false"/>
    </style:style>
    <style:style style:name="P62" style:family="paragraph" style:parent-style-name="Text_20_body">
      <style:paragraph-properties fo:margin-left="1in" fo:margin-right="0in" fo:margin-top="0in" fo:margin-bottom="0in" fo:text-indent="0in" style:auto-text-indent="false"/>
    </style:style>
    <style:style style:name="P63"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64"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65" style:family="paragraph" style:parent-style-name="Text_20_body">
      <style:paragraph-properties fo:margin-left="1in" fo:margin-right="0in" fo:text-indent="0in" style:auto-text-indent="false"/>
    </style:style>
    <style:style style:name="P66" style:family="paragraph" style:parent-style-name="Text_20_body">
      <style:paragraph-properties fo:margin-left="1in" fo:margin-right="0in" fo:text-indent="0in" style:auto-text-indent="false"/>
      <style:text-properties fo:font-style="italic" style:font-style-asian="italic" style:font-style-complex="italic"/>
    </style:style>
    <style:style style:name="P67" style:family="paragraph" style:parent-style-name="Text_20_body">
      <style:paragraph-properties fo:margin-left="0.5in" fo:margin-right="0in" fo:text-indent="0in" style:auto-text-indent="false"/>
    </style:style>
    <style:style style:name="P68" style:family="paragraph" style:parent-style-name="Text_20_body">
      <style:paragraph-properties fo:margin-left="0.5in" fo:margin-right="0in" fo:text-indent="0in" style:auto-text-indent="false"/>
      <style:text-properties fo:font-style="italic" style:font-style-asian="italic"/>
    </style:style>
    <style:style style:name="P69" style:family="paragraph" style:parent-style-name="Text_20_body">
      <style:paragraph-properties fo:margin-left="0.5in" fo:margin-right="0in" fo:text-indent="0in" style:auto-text-indent="false"/>
      <style:text-properties fo:font-style="italic" style:font-style-asian="italic" style:font-style-complex="italic"/>
    </style:style>
    <style:style style:name="P70"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71"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72"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73"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74"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75"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76" style:family="paragraph" style:parent-style-name="Text_20_body">
      <style:paragraph-properties fo:margin-left="0.5in" fo:margin-right="0in" fo:text-indent="0in" style:auto-text-indent="false"/>
      <style:text-properties fo:color="#000000"/>
    </style:style>
    <style:style style:name="P77"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78"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79"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80"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81"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82"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83"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84" style:family="paragraph" style:parent-style-name="Standard">
      <style:paragraph-properties fo:margin-left="0.5in" fo:margin-right="0in" fo:text-indent="0in" style:auto-text-indent="false"/>
    </style:style>
    <style:style style:name="P8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8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8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8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8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90" style:family="paragraph" style:parent-style-name="Standard">
      <style:paragraph-properties fo:margin-left="0.5in" fo:margin-right="0in" fo:text-indent="0in" style:auto-text-indent="false"/>
      <style:text-properties fo:font-style="italic" style:font-style-asian="italic" style:font-style-complex="italic"/>
    </style:style>
    <style:style style:name="P91" style:family="paragraph" style:parent-style-name="Text_20_body">
      <style:paragraph-properties fo:margin-left="0.5in" fo:margin-right="0in" fo:margin-top="0in" fo:margin-bottom="0in" fo:text-indent="0in" style:auto-text-indent="false"/>
    </style:style>
    <style:style style:name="P92"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93" style:family="paragraph" style:parent-style-name="Standard">
      <style:paragraph-properties fo:margin-left="0.5in" fo:margin-right="0in" fo:margin-top="0in" fo:margin-bottom="0.0799in" fo:text-indent="0in" style:auto-text-indent="false"/>
    </style:style>
    <style:style style:name="P94"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95"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96" style:family="paragraph" style:parent-style-name="Date">
      <style:paragraph-properties fo:margin-left="2.5in" fo:margin-right="0in" fo:text-indent="0in" style:auto-text-indent="false"/>
    </style:style>
    <style:style style:name="P97" style:family="paragraph" style:parent-style-name="List_20_Number_20_4">
      <style:paragraph-properties fo:margin-left="-1in" fo:margin-right="0in" fo:text-indent="0in" style:auto-text-indent="false"/>
    </style:style>
    <style:style style:name="P98"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99"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100" style:family="paragraph" style:parent-style-name="Standard">
      <style:paragraph-properties fo:margin-top="0in" fo:margin-bottom="0.0799in"/>
    </style:style>
    <style:style style:name="P101" style:family="paragraph" style:parent-style-name="Standard">
      <style:paragraph-properties fo:margin-top="0in" fo:margin-bottom="0.0799in"/>
      <style:text-properties fo:color="#000000"/>
    </style:style>
    <style:style style:name="P102" style:family="paragraph" style:parent-style-name="Standard">
      <style:paragraph-properties fo:margin-top="0in" fo:margin-bottom="0.0799in"/>
      <style:text-properties fo:color="#000000" fo:font-weight="normal" style:font-weight-asian="normal" style:font-weight-complex="normal"/>
    </style:style>
    <style:style style:name="P103" style:family="paragraph" style:parent-style-name="Standard">
      <style:paragraph-properties fo:margin-top="0in" fo:margin-bottom="0.0799in"/>
      <style:text-properties fo:color="#000000" fo:font-style="italic" style:font-style-asian="italic" style:font-style-complex="italic"/>
    </style:style>
    <style:style style:name="P104" style:family="paragraph" style:parent-style-name="Standard">
      <style:paragraph-properties fo:margin-top="0in" fo:margin-bottom="0in" style:text-autospace="none"/>
      <style:text-properties fo:color="#0000ff"/>
    </style:style>
    <style:style style:name="P105"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6"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07" style:family="paragraph" style:parent-style-name="Text_20_body">
      <style:paragraph-properties fo:margin-top="0in" fo:margin-bottom="0in"/>
    </style:style>
    <style:style style:name="P108" style:family="paragraph" style:parent-style-name="Standard">
      <style:paragraph-properties fo:margin-left="-0.5in" fo:margin-right="0in" fo:margin-top="0.1945in" fo:margin-bottom="0.1945in" fo:text-indent="0.5in" style:auto-text-indent="false"/>
    </style:style>
    <style:style style:name="P109"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10" style:family="paragraph" style:parent-style-name="Text_20_body">
      <style:text-properties fo:font-size="10.5pt" fo:font-style="italic" style:font-style-asian="italic" style:font-style-complex="italic"/>
    </style:style>
    <style:style style:name="P111" style:family="paragraph" style:parent-style-name="Text_20_body">
      <style:text-properties fo:font-style="normal" fo:font-weight="normal" style:font-style-asian="normal" style:font-weight-asian="normal" style:font-style-complex="normal" style:font-weight-complex="normal"/>
    </style:style>
    <style:style style:name="P112" style:family="paragraph" style:parent-style-name="Text_20_body">
      <style:text-properties fo:font-style="normal" style:font-style-asian="normal" style:font-style-complex="normal"/>
    </style:style>
    <style:style style:name="P113" style:family="paragraph" style:parent-style-name="Text_20_body">
      <style:text-properties fo:color="#000000"/>
    </style:style>
    <style:style style:name="P114" style:family="paragraph" style:parent-style-name="Text_20_body">
      <style:text-properties style:font-name="TimesNewRomanPSMT" fo:font-size="12pt" style:font-name-asian="TimesNewRomanPSMT" style:font-size-asian="12pt" style:font-name-complex="TimesNewRomanPSMT" style:font-size-complex="12pt"/>
    </style:style>
    <style:style style:name="P115" style:family="paragraph" style:parent-style-name="Text_20_body">
      <style:text-properties fo:font-size="12pt" fo:font-style="normal" style:font-size-asian="12pt" style:font-style-asian="normal" style:font-size-complex="12pt" style:font-style-complex="normal"/>
    </style:style>
    <style:style style:name="P116" style:family="paragraph" style:parent-style-name="List">
      <style:text-properties fo:font-weight="bold" style:font-weight-asian="bold" style:font-weight-complex="bold"/>
    </style:style>
    <style:style style:name="P117" style:family="paragraph" style:parent-style-name="Text_20_body">
      <style:paragraph-properties fo:margin-left="-0.5835in" fo:margin-right="0in" fo:text-indent="0in" style:auto-text-indent="false"/>
    </style:style>
    <style:style style:name="P118" style:family="paragraph" style:parent-style-name="Standard">
      <style:paragraph-properties fo:margin-left="0.2917in" fo:margin-right="0in" fo:text-indent="0in" style:auto-text-indent="false"/>
      <style:text-properties fo:font-style="italic" style:font-style-asian="italic" style:font-style-complex="italic"/>
    </style:style>
    <style:style style:name="P119" style:family="paragraph" style:parent-style-name="Text_20_body">
      <style:paragraph-properties fo:margin-left="0.2917in" fo:margin-right="0in" fo:margin-top="0in" fo:margin-bottom="0in" fo:text-indent="0in" style:auto-text-indent="false"/>
      <style:text-properties fo:font-size="12pt" fo:font-style="italic" style:font-size-asian="12pt" style:font-style-asian="italic" style:font-size-complex="12pt" style:font-style-complex="italic"/>
    </style:style>
    <style:style style:name="P120" style:family="paragraph" style:parent-style-name="Text_20_body">
      <style:paragraph-properties fo:margin-left="0.2917in" fo:margin-right="0in" fo:margin-top="0in" fo:margin-bottom="0in" fo:text-indent="0in" style:auto-text-indent="false"/>
      <style:text-properties fo:font-style="italic" style:font-style-asian="italic" style:font-style-complex="italic"/>
    </style:style>
    <style:style style:name="P121" style:family="paragraph" style:parent-style-name="Standard">
      <style:text-properties fo:font-style="normal" style:font-style-asian="normal" style:font-style-complex="normal"/>
    </style:style>
    <style:style style:name="P122"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3"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4" style:family="paragraph" style:parent-style-name="Standard" style:list-style-name="L12">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25"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6" style:family="paragraph" style:parent-style-name="Standard" style:list-style-name="L12">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7" style:family="paragraph" style:parent-style-name="Standard">
      <style:paragraph-properties fo:margin-left="0in" fo:margin-right="0in" fo:margin-top="0in" fo:margin-bottom="0.0799in" fo:text-indent="0in" style:auto-text-indent="false"/>
    </style:style>
    <style:style style:name="P128" style:family="paragraph" style:parent-style-name="Standard" style:list-style-name="L1">
      <style:paragraph-properties fo:margin-left="0in" fo:margin-right="0in" fo:margin-top="0in" fo:margin-bottom="0.0799in" fo:text-indent="0in" style:auto-text-indent="false"/>
    </style:style>
    <style:style style:name="P129"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30" style:family="paragraph" style:parent-style-name="Standard" style:list-style-name="L5">
      <style:paragraph-properties fo:margin-left="0in" fo:margin-right="0in" fo:margin-top="0in" fo:margin-bottom="0.0799in" fo:text-indent="0in" style:auto-text-indent="false"/>
    </style:style>
    <style:style style:name="P131" style:family="paragraph" style:parent-style-name="Standard" style:list-style-name="L5">
      <style:paragraph-properties fo:margin-left="0in" fo:margin-right="0in" fo:margin-top="0in" fo:margin-bottom="0.0799in" fo:text-indent="0in" style:auto-text-indent="false"/>
    </style:style>
    <style:style style:name="P132" style:family="paragraph" style:parent-style-name="Standard" style:list-style-name="L5">
      <style:paragraph-properties fo:margin-left="0in" fo:margin-right="0in" fo:margin-top="0in" fo:margin-bottom="0.0799in" fo:text-indent="0in" style:auto-text-indent="false"/>
    </style:style>
    <style:style style:name="P133" style:family="paragraph" style:parent-style-name="Standard" style:list-style-name="L5">
      <style:paragraph-properties fo:margin-left="0in" fo:margin-right="0in" fo:margin-top="0in" fo:margin-bottom="0.0799in" fo:text-indent="0in" style:auto-text-indent="false"/>
    </style:style>
    <style:style style:name="P134" style:family="paragraph" style:parent-style-name="Standard" style:list-style-name="L14">
      <style:paragraph-properties fo:margin-left="0in" fo:margin-right="0in" fo:margin-top="0in" fo:margin-bottom="0.0799in" fo:text-indent="0in" style:auto-text-indent="false"/>
    </style:style>
    <style:style style:name="P135" style:family="paragraph" style:parent-style-name="Standard" style:list-style-name="L14">
      <style:paragraph-properties fo:margin-left="0in" fo:margin-right="0in" fo:margin-top="0in" fo:margin-bottom="0.0799in" fo:text-indent="0in" style:auto-text-indent="false"/>
    </style:style>
    <style:style style:name="P136" style:family="paragraph" style:parent-style-name="Standard" style:list-style-name="L14">
      <style:paragraph-properties fo:margin-left="0in" fo:margin-right="0in" fo:margin-top="0in" fo:margin-bottom="0.0799in" fo:text-indent="0in" style:auto-text-indent="false"/>
    </style:style>
    <style:style style:name="P137" style:family="paragraph" style:parent-style-name="Standard" style:list-style-name="L14">
      <style:paragraph-properties fo:margin-left="0in" fo:margin-right="0in" fo:margin-top="0in" fo:margin-bottom="0.0799in" fo:text-indent="0in" style:auto-text-indent="false"/>
    </style:style>
    <style:style style:name="P138" style:family="paragraph" style:parent-style-name="Standard">
      <style:paragraph-properties fo:margin-left="0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39" style:family="paragraph" style:parent-style-name="Standard" style:list-style-name="L6">
      <style:paragraph-properties fo:margin-left="0.5in" fo:margin-right="0in" fo:margin-top="0in" fo:margin-bottom="0.0799in" fo:text-indent="0in" style:auto-text-indent="false"/>
    </style:style>
    <style:style style:name="P140" style:family="paragraph" style:parent-style-name="Standard" style:list-style-name="L6">
      <style:paragraph-properties fo:margin-left="0.5in" fo:margin-right="0in" fo:margin-top="0in" fo:margin-bottom="0.0799in" fo:text-indent="0in" style:auto-text-indent="false"/>
    </style:style>
    <style:style style:name="P141" style:family="paragraph" style:parent-style-name="Standard" style:list-style-name="L6">
      <style:paragraph-properties fo:margin-left="0.5in" fo:margin-right="0in" fo:margin-top="0in" fo:margin-bottom="0.0799in" fo:text-indent="0in" style:auto-text-indent="false"/>
    </style:style>
    <style:style style:name="P142" style:family="paragraph" style:parent-style-name="Standard" style:list-style-name="L15">
      <style:paragraph-properties fo:margin-left="0.5in" fo:margin-right="0in" fo:margin-top="0in" fo:margin-bottom="0.0799in" fo:text-indent="0in" style:auto-text-indent="false"/>
    </style:style>
    <style:style style:name="P143" style:family="paragraph" style:parent-style-name="Standard" style:list-style-name="L15">
      <style:paragraph-properties fo:margin-left="0.5in" fo:margin-right="0in" fo:margin-top="0in" fo:margin-bottom="0.0799in" fo:text-indent="0in" style:auto-text-indent="false"/>
    </style:style>
    <style:style style:name="P144" style:family="paragraph" style:parent-style-name="Standard" style:list-style-name="L15">
      <style:paragraph-properties fo:margin-left="0.5in" fo:margin-right="0in" fo:margin-top="0in" fo:margin-bottom="0.0799in" fo:text-indent="0in" style:auto-text-indent="false"/>
    </style:style>
    <style:style style:name="P145" style:family="paragraph" style:parent-style-name="Standard" style:list-style-name="L8">
      <style:paragraph-properties fo:margin-left="0.5in" fo:margin-right="0in" fo:margin-top="0in" fo:margin-bottom="0in" fo:text-indent="0in" style:auto-text-indent="false"/>
    </style:style>
    <style:style style:name="P14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47"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148" style:family="paragraph" style:parent-style-name="List_20_Continue" style:list-style-name="L4">
      <style:paragraph-properties fo:margin-left="0in" fo:margin-right="0in" fo:text-indent="0in" style:auto-text-indent="false"/>
      <style:text-properties style:text-underline-style="solid" style:text-underline-width="auto" style:text-underline-color="font-color"/>
    </style:style>
    <style:style style:name="P149" style:family="paragraph" style:parent-style-name="List_20_Continue" style:list-style-name="L4">
      <style:paragraph-properties fo:margin-left="0in" fo:margin-right="0in" fo:text-indent="0in" style:auto-text-indent="false"/>
    </style:style>
    <style:style style:name="P150" style:family="paragraph" style:parent-style-name="List_20_Continue" style:list-style-name="L4">
      <style:paragraph-properties fo:margin-left="0in" fo:margin-right="0in" fo:text-indent="0in" style:auto-text-indent="false"/>
    </style:style>
    <style:style style:name="P151" style:family="paragraph" style:parent-style-name="List_20_Continue" style:list-style-name="L5">
      <style:paragraph-properties fo:margin-left="0in" fo:margin-right="0in" fo:margin-top="0in" fo:margin-bottom="0.0799in" fo:text-indent="0in" style:auto-text-indent="false"/>
    </style:style>
    <style:style style:name="P152" style:family="paragraph" style:parent-style-name="List_20_Continue" style:list-style-name="L14">
      <style:paragraph-properties fo:margin-left="0in" fo:margin-right="0in" fo:margin-top="0in" fo:margin-bottom="0.0799in" fo:text-indent="0in" style:auto-text-indent="false"/>
    </style:style>
    <style:style style:name="P153" style:family="paragraph" style:parent-style-name="Text_20_body" style:list-style-name="L3"/>
    <style:style style:name="P154" style:family="paragraph" style:parent-style-name="Text_20_body">
      <style:text-properties fo:font-size="12pt" fo:font-style="normal" style:font-size-asian="12pt" style:font-style-asian="normal" style:font-size-complex="12pt" style:font-style-complex="normal"/>
    </style:style>
    <style:style style:name="P155" style:family="paragraph" style:parent-style-name="Text_20_body">
      <style:text-properties fo:font-style="normal" fo:font-weight="normal" style:font-style-asian="normal" style:font-weight-asian="normal" style:font-style-complex="normal" style:font-weight-complex="normal"/>
    </style:style>
    <style:style style:name="P156" style:family="paragraph" style:parent-style-name="Text_20_body">
      <style:text-properties style:font-name="TimesNewRomanPSMT" fo:font-size="12pt" style:font-name-asian="TimesNewRomanPSMT" style:font-size-asian="12pt" style:font-name-complex="TimesNewRomanPSMT" style:font-size-complex="12pt"/>
    </style:style>
    <style:style style:name="P157" style:family="paragraph" style:parent-style-name="Text_20_body">
      <style:paragraph-properties fo:margin-top="0in" fo:margin-bottom="0in"/>
    </style:style>
    <style:style style:name="P158" style:family="paragraph" style:parent-style-name="Text_20_body" style:list-style-name="L2">
      <style:paragraph-properties fo:margin-top="0in" fo:margin-bottom="0in"/>
    </style:style>
    <style:style style:name="P159" style:family="paragraph" style:parent-style-name="Text_20_body" style:list-style-name="L2">
      <style:paragraph-properties fo:margin-top="0in" fo:margin-bottom="0in"/>
    </style:style>
    <style:style style:name="P160" style:family="paragraph" style:parent-style-name="Text_20_body">
      <style:paragraph-properties fo:margin-left="0.2917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61" style:family="paragraph" style:parent-style-name="Text_20_body">
      <style:paragraph-properties fo:margin-left="0in" fo:margin-right="0in" fo:text-indent="0in" style:auto-text-indent="false"/>
    </style:style>
    <style:style style:name="P162"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63" style:family="paragraph" style:parent-style-name="Text_20_body" style:list-style-name="WW8Num33">
      <style:paragraph-properties fo:margin-left="0in" fo:margin-right="0in" fo:text-indent="0in" style:auto-text-indent="false"/>
    </style:style>
    <style:style style:name="P164" style:family="paragraph" style:parent-style-name="Text_20_body">
      <style:paragraph-properties fo:margin-left="0in" fo:margin-right="0in" fo:text-indent="0in" style:auto-text-indent="false"/>
      <style:text-properties fo:color="#000000"/>
    </style:style>
    <style:style style:name="P165" style:family="paragraph" style:parent-style-name="Text_20_body" style:list-style-name="L13">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6" style:family="paragraph" style:parent-style-name="Text_20_body">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67" style:family="paragraph" style:parent-style-name="Text_20_body" style:list-style-name="L13">
      <style:paragraph-properties fo:margin-left="0in" fo:margin-right="0in" fo:text-indent="0in" style:auto-text-indent="false"/>
    </style:style>
    <style:style style:name="P168"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9"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0" style:family="paragraph" style:parent-style-name="Text_20_body" style:list-style-name="L16">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71"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72"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73" style:family="paragraph" style:parent-style-name="Text_20_body" style:list-style-name="L7">
      <style:paragraph-properties fo:margin-left="0in" fo:margin-right="0in" fo:margin-top="0in" fo:margin-bottom="0in" fo:text-indent="0in" style:auto-text-indent="false"/>
    </style:style>
    <style:style style:name="P174" style:family="paragraph" style:parent-style-name="Text_20_body" style:list-style-name="L7">
      <style:paragraph-properties fo:margin-left="0in" fo:margin-right="0in" fo:margin-top="0in" fo:margin-bottom="0in" fo:text-indent="0in" style:auto-text-indent="false"/>
    </style:style>
    <style:style style:name="P175" style:family="paragraph" style:parent-style-name="Text_20_body" style:list-style-name="WW8Num33">
      <style:paragraph-properties fo:margin-left="-0.5in" fo:margin-right="0in" fo:text-indent="0in" style:auto-text-indent="false"/>
    </style:style>
    <style:style style:name="P176" style:family="paragraph" style:parent-style-name="Text_20_body" style:list-style-name="WW8Num33">
      <style:paragraph-properties fo:margin-left="-0.5in" fo:margin-right="0in" fo:text-indent="0in" style:auto-text-indent="false"/>
    </style:style>
    <style:style style:name="P177" style:family="paragraph" style:parent-style-name="Text_20_body" style:list-style-name="WW8Num33">
      <style:paragraph-properties fo:margin-left="-0.5in" fo:margin-right="0in" fo:text-indent="0in" style:auto-text-indent="false"/>
    </style:style>
    <style:style style:name="P178" style:family="paragraph" style:parent-style-name="Text_20_body" style:list-style-name="WW8Num33">
      <style:paragraph-properties fo:margin-left="-0.5in" fo:margin-right="0in" fo:text-indent="0in" style:auto-text-indent="false"/>
    </style:style>
    <style:style style:name="P179" style:family="paragraph" style:parent-style-name="Text_20_body" style:list-style-name="WW8Num33">
      <style:paragraph-properties fo:margin-left="-0.5in" fo:margin-right="0in" fo:margin-top="0in" fo:margin-bottom="0in" fo:text-indent="0in" style:auto-text-indent="false"/>
    </style:style>
    <style:style style:name="P180" style:family="paragraph" style:parent-style-name="Text_20_body" style:list-style-name="L8">
      <style:paragraph-properties fo:margin-left="0.5in" fo:margin-right="0in" fo:margin-top="0in" fo:margin-bottom="0in" fo:text-indent="0in" style:auto-text-indent="false"/>
    </style:style>
    <style:style style:name="P181" style:family="paragraph" style:parent-style-name="Text_20_body" style:list-style-name="L8">
      <style:paragraph-properties fo:margin-left="0.5in" fo:margin-right="0in" fo:margin-top="0in" fo:margin-bottom="0in" fo:text-indent="0in" style:auto-text-indent="false"/>
    </style:style>
    <style:style style:name="P182" style:family="paragraph" style:parent-style-name="Text_20_body" style:list-style-name="L8">
      <style:paragraph-properties fo:margin-left="0.5in" fo:margin-right="0in" fo:margin-top="0in" fo:margin-bottom="0in" fo:text-indent="0in" style:auto-text-indent="false"/>
    </style:style>
    <style:style style:name="P183" style:family="paragraph" style:parent-style-name="Text_20_body" style:list-style-name="L8">
      <style:paragraph-properties fo:margin-left="0.5in" fo:margin-right="0in" fo:margin-top="0in" fo:margin-bottom="0in" fo:text-indent="0in" style:auto-text-indent="false"/>
    </style:style>
    <style:style style:name="P184" style:family="paragraph" style:parent-style-name="Text_20_body" style:list-style-name="L10">
      <style:paragraph-properties fo:margin-left="0.5in" fo:margin-right="0in" fo:margin-top="0in" fo:margin-bottom="0in" fo:text-indent="0in" style:auto-text-indent="false"/>
    </style:style>
    <style:style style:name="P185" style:family="paragraph" style:parent-style-name="Text_20_body" style:list-style-name="L7">
      <style:paragraph-properties fo:margin-left="0.5in" fo:margin-right="0in" fo:margin-top="0in" fo:margin-bottom="0in" fo:text-indent="0in" style:auto-text-indent="false"/>
    </style:style>
    <style:style style:name="P186" style:family="paragraph" style:parent-style-name="Text_20_body" style:list-style-name="L7">
      <style:paragraph-properties fo:margin-left="0.5in" fo:margin-right="0in" fo:margin-top="0in" fo:margin-bottom="0in" fo:text-indent="0in" style:auto-text-indent="false"/>
    </style:style>
    <style:style style:name="P187" style:family="paragraph" style:parent-style-name="Text_20_body" style:list-style-name="L17">
      <style:paragraph-properties fo:margin-left="0.5in" fo:margin-right="0in" fo:margin-top="0in" fo:margin-bottom="0in" fo:text-indent="0in" style:auto-text-indent="false"/>
    </style:style>
    <style:style style:name="P188" style:family="paragraph" style:parent-style-name="Text_20_body" style:list-style-name="L17">
      <style:paragraph-properties fo:margin-left="0.5in" fo:margin-right="0in" fo:margin-top="0in" fo:margin-bottom="0in" fo:text-indent="0in" style:auto-text-indent="false"/>
    </style:style>
    <style:style style:name="P189" style:family="paragraph" style:parent-style-name="Text_20_body" style:list-style-name="L17">
      <style:paragraph-properties fo:margin-left="0.5in" fo:margin-right="0in" fo:margin-top="0in" fo:margin-bottom="0in" fo:text-indent="0in" style:auto-text-indent="false"/>
    </style:style>
    <style:style style:name="P190" style:family="paragraph" style:parent-style-name="Text_20_body" style:list-style-name="L17">
      <style:paragraph-properties fo:margin-left="0.5in" fo:margin-right="0in" fo:margin-top="0in" fo:margin-bottom="0in" fo:text-indent="0in" style:auto-text-indent="false"/>
    </style:style>
    <style:style style:name="P191" style:family="paragraph" style:parent-style-name="Text_20_body" style:list-style-name="L11">
      <style:paragraph-properties fo:margin-left="0.5in" fo:margin-right="0in" fo:text-indent="0in" style:auto-text-indent="false"/>
    </style:style>
    <style:style style:name="P192" style:family="paragraph" style:parent-style-name="Text_20_body" style:list-style-name="L17">
      <style:paragraph-properties fo:margin-left="0.5in" fo:margin-right="0in" fo:text-indent="0in" style:auto-text-indent="false"/>
    </style:style>
    <style:style style:name="P193"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94" style:family="paragraph" style:parent-style-name="Text_20_body" style:list-style-name="L11">
      <style:paragraph-properties fo:margin-left="1in" fo:margin-right="0in" fo:margin-top="0in" fo:margin-bottom="0in" fo:text-indent="0in" style:auto-text-indent="false"/>
    </style:style>
    <style:style style:name="P195" style:family="paragraph" style:parent-style-name="Text_20_body" style:list-style-name="L11">
      <style:paragraph-properties fo:margin-left="1in" fo:margin-right="0in" fo:margin-top="0in" fo:margin-bottom="0in" fo:text-indent="0in" style:auto-text-indent="false"/>
    </style:style>
    <style:style style:name="P196" style:family="paragraph" style:parent-style-name="Text_20_body" style:list-style-name="L11">
      <style:paragraph-properties fo:margin-left="1in" fo:margin-right="0in" fo:margin-top="0in" fo:margin-bottom="0in" fo:text-indent="0in" style:auto-text-indent="false"/>
    </style:style>
    <style:style style:name="P197" style:family="paragraph" style:parent-style-name="Text_20_body" style:list-style-name="L11">
      <style:paragraph-properties fo:margin-left="1in" fo:margin-right="0in" fo:margin-top="0in" fo:margin-bottom="0in" fo:text-indent="0in" style:auto-text-indent="false"/>
    </style:style>
    <style:style style:name="P198" style:family="paragraph" style:parent-style-name="Text_20_body" style:list-style-name="L17">
      <style:paragraph-properties fo:margin-left="1in" fo:margin-right="0in" fo:margin-top="0in" fo:margin-bottom="0in" fo:text-indent="0in" style:auto-text-indent="false"/>
    </style:style>
    <style:style style:name="P199" style:family="paragraph" style:parent-style-name="Text_20_body" style:list-style-name="L17">
      <style:paragraph-properties fo:margin-left="1in" fo:margin-right="0in" fo:margin-top="0in" fo:margin-bottom="0in" fo:text-indent="0in" style:auto-text-indent="false"/>
    </style:style>
    <style:style style:name="P200" style:family="paragraph" style:parent-style-name="Text_20_body" style:list-style-name="L17">
      <style:paragraph-properties fo:margin-left="1in" fo:margin-right="0in" fo:margin-top="0in" fo:margin-bottom="0in" fo:text-indent="0in" style:auto-text-indent="false"/>
    </style:style>
    <style:style style:name="P201" style:family="paragraph" style:parent-style-name="Text_20_body" style:list-style-name="L17">
      <style:paragraph-properties fo:margin-left="1in" fo:margin-right="0in" fo:margin-top="0in" fo:margin-bottom="0in" fo:text-indent="0in" style:auto-text-indent="false"/>
    </style:style>
    <style:style style:name="P202" style:family="paragraph" style:parent-style-name="Text_20_body" style:list-style-name="L17">
      <style:paragraph-properties fo:margin-left="1in" fo:margin-right="0in" fo:margin-top="0in" fo:margin-bottom="0in" fo:text-indent="0in" style:auto-text-indent="false"/>
    </style:style>
    <style:style style:name="P203" style:family="paragraph" style:parent-style-name="Text_20_body" style:list-style-name="L17">
      <style:paragraph-properties fo:margin-left="1in" fo:margin-right="0in" fo:margin-top="0in" fo:margin-bottom="0in" fo:text-indent="0in" style:auto-text-indent="false"/>
    </style:style>
    <style:style style:name="P204" style:family="paragraph" style:parent-style-name="Text_20_body" style:list-style-name="L17">
      <style:paragraph-properties fo:margin-left="1in" fo:margin-right="0in" fo:margin-top="0in" fo:margin-bottom="0in" fo:text-indent="0in" style:auto-text-indent="false"/>
    </style:style>
    <style:style style:name="P205" style:family="paragraph" style:parent-style-name="Text_20_body" style:list-style-name="L17">
      <style:paragraph-properties fo:margin-left="1in" fo:margin-right="0in" fo:text-indent="0in" style:auto-text-indent="false"/>
    </style:style>
    <style:style style:name="P206" style:family="paragraph" style:parent-style-name="Text_20_body" style:list-style-name="WW8Num18">
      <style:paragraph-properties fo:margin-left="-1in" fo:margin-right="0in" fo:text-indent="0in" style:auto-text-indent="false"/>
    </style:style>
    <style:style style:name="P207" style:family="paragraph" style:parent-style-name="Text_20_body" style:list-style-name="WW8Num18">
      <style:paragraph-properties fo:margin-left="-1in" fo:margin-right="0in" fo:text-align="start" style:justify-single-word="false" fo:text-indent="0in" style:auto-text-indent="false"/>
    </style:style>
    <style:style style:name="P208" style:family="paragraph" style:parent-style-name="List_20_Number_20_4">
      <style:paragraph-properties fo:margin-left="0in" fo:margin-right="0in" fo:text-indent="0in" style:auto-text-indent="false"/>
    </style:style>
    <style:style style:name="P209" style:family="paragraph" style:parent-style-name="List_20_Number_20_4">
      <style:paragraph-properties fo:margin-left="0in" fo:margin-right="0in" fo:text-indent="0in" style:auto-text-indent="false"/>
    </style:style>
    <style:style style:name="P21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0" style:family="paragraph" style:parent-style-name="List_20_Number" style:list-style-name="L9">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21" style:family="paragraph" style:parent-style-name="List_20_Number" style:list-style-name="L9">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2"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3" style:family="paragraph" style:parent-style-name="List_20_Number" style:list-style-name="L18">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24" style:family="paragraph" style:parent-style-name="Contents_20_2">
      <style:paragraph-properties>
        <style:tab-stops>
          <style:tab-stop style:position="5.5252in" style:type="right" style:leader-style="dotted" style:leader-text="."/>
        </style:tab-stops>
      </style:paragraph-properties>
    </style:style>
    <style:style style:name="P225"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P22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27"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ize="11pt" fo:font-style="italic" style:font-size-asian="11pt" style:font-style-asian="italic" style:font-size-complex="11pt"/>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italic" fo:font-weight="bold" style:font-size-asian="11pt" style:font-style-asian="italic" style:font-weight-asian="bold" style:font-size-complex="11pt" style:font-weight-complex="bold"/>
    </style:style>
    <style:style style:name="T1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8" style:family="text">
      <style:text-properties fo:font-size="11pt" style:font-size-asian="11pt" style:font-size-complex="11pt"/>
    </style:style>
    <style:style style:name="T19" style:family="text">
      <style:text-properties fo:font-size="11pt" style:font-size-asian="11pt" style:font-size-complex="11pt" style:font-style-complex="italic"/>
    </style:style>
    <style:style style:name="T20" style:family="text">
      <style:text-properties fo:font-size="11pt" fo:font-style="normal" style:font-size-asian="11pt" style:font-style-asian="normal" style:font-size-complex="11pt"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style:style>
    <style:style style:name="T25" style:family="text">
      <style:text-properties fo:font-style="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000000"/>
    </style:style>
    <style:style style:name="T30" style:family="text">
      <style:text-properties fo:color="#000000" fo:font-weight="bold" style:font-weight-asian="bold" style:font-weight-complex="bold"/>
    </style:style>
    <style:style style:name="T31" style:family="text">
      <style:text-properties fo:color="#000000" fo:font-style="italic" style:font-style-asian="italic" style:font-style-complex="italic"/>
    </style:style>
    <style:style style:name="T32" style:family="text">
      <style:text-properties fo:color="#000000" fo:font-style="italic" style:text-underline-style="solid" style:text-underline-width="auto" style:text-underline-color="font-color" style:font-style-asian="italic" style:font-style-complex="italic"/>
    </style:style>
    <style:style style:name="T33" style:family="text">
      <style:text-properties fo:color="#000000" fo:font-style="italic" fo:font-weight="bold" style:font-style-asian="italic" style:font-weight-asian="bold" style:font-style-complex="italic" style:font-weight-complex="bold"/>
    </style:style>
    <style:style style:name="T34" style:family="text">
      <style:text-properties fo:color="#000000" fo:font-style="italic" fo:font-weight="normal"/>
    </style:style>
    <style:style style:name="T35" style:family="text">
      <style:text-properties fo:color="#000000" fo:font-style="italic" fo:font-weight="normal" style:font-style-asian="italic" style:font-weight-asian="normal" style:font-style-complex="italic" style:font-weight-complex="normal"/>
    </style:style>
    <style:style style:name="T36" style:family="text">
      <style:text-properties fo:color="#000000" fo:font-style="normal" style:font-style-asian="normal" style:font-style-complex="normal"/>
    </style:style>
    <style:style style:name="T37" style:family="text">
      <style:text-properties fo:color="#000000" fo:font-style="normal" style:text-underline-style="solid" style:text-underline-width="auto" style:text-underline-color="font-color" style:font-style-asian="normal" style:font-style-complex="normal"/>
    </style:style>
    <style:style style:name="T38" style:family="text">
      <style:text-properties fo:color="#000000" fo:font-style="normal" fo:font-weight="bold" style:font-style-asian="normal" style:font-weight-asian="bold" style:font-style-complex="normal" style:font-weight-complex="bold"/>
    </style:style>
    <style:style style:name="T39" style:family="text">
      <style:text-properties fo:color="#000000" fo:font-style="normal" fo:font-weight="normal" style:font-style-asian="normal" style:font-weight-asian="normal" style:font-style-complex="normal" style:font-weight-complex="normal"/>
    </style:style>
    <style:style style:name="T40" style:family="text">
      <style:text-properties fo:color="#000000" fo:font-weight="normal" style:font-weight-asian="normal" style:font-weight-complex="normal"/>
    </style:style>
    <style:style style:name="T41"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42"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43" style:family="text">
      <style:text-properties fo:color="#000000" fo:font-size="10.5pt" fo:font-style="italic" style:font-style-asian="italic" style:font-style-complex="italic"/>
    </style:style>
    <style:style style:name="T44" style:family="text">
      <style:text-properties fo:color="#000000" fo:font-size="10.5pt" fo:font-style="italic" fo:font-weight="normal" style:font-style-asian="italic" style:font-style-complex="italic"/>
    </style:style>
    <style:style style:name="T4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6" style:family="text">
      <style:text-properties fo:color="#000000" style:font-name="Times New Roman" fo:font-style="normal" fo:font-weight="normal" style:font-style-asian="normal" style:font-weight-asian="normal" style:font-style-complex="normal" style:font-weight-complex="normal"/>
    </style:style>
    <style:style style:name="T47"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8"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9" style:family="text">
      <style:text-properties fo:color="#000000" style:font-name="Times New Roman" style:text-underline-style="none"/>
    </style:style>
    <style:style style:name="T50" style:family="text">
      <style:text-properties fo:color="#000000" style:font-name="Arial" fo:font-style="normal" fo:font-weight="bold" style:font-style-asian="normal" style:font-weight-asian="bold" style:font-style-complex="normal" style:font-weight-complex="bold"/>
    </style:style>
    <style:style style:name="T51" style:family="text">
      <style:text-properties fo:color="#000000" fo:font-size="14pt" style:font-size-asian="14pt" style:font-size-complex="14pt"/>
    </style:style>
    <style:style style:name="T52" style:family="text">
      <style:text-properties fo:color="#000000" fo:font-size="14pt" fo:font-style="normal" style:font-size-asian="14pt" style:font-style-asian="normal" style:font-size-complex="14pt" style:font-style-complex="normal"/>
    </style:style>
    <style:style style:name="T53" style:family="text">
      <style:text-properties fo:color="#000000" style:font-name="Times" fo:font-size="12pt" fo:font-weight="normal" style:font-size-asian="12pt" style:font-weight-asian="normal" style:font-size-complex="12pt" style:font-weight-complex="normal"/>
    </style:style>
    <style:style style:name="T54" style:family="text">
      <style:text-properties fo:color="#000000" style:text-underline-style="solid" style:text-underline-width="auto" style:text-underline-color="font-color"/>
    </style:style>
    <style:style style:name="T55" style:family="text">
      <style:text-properties fo:color="#000000" style:text-underline-style="none"/>
    </style:style>
    <style:style style:name="T56" style:family="text">
      <style:text-properties fo:color="#000000"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57" style:family="text">
      <style:text-properties fo:color="#000000"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58" style:family="text">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59" style:family="text">
      <style:text-properties fo:color="#000000" style:font-name="TimesNewRomanPSMT" fo:font-size="12pt" style:text-underline-style="none" style:font-name-asian="TimesNewRomanPSMT" style:font-size-asian="12pt" style:font-name-complex="TimesNewRomanPSMT" style:font-size-complex="12pt"/>
    </style:style>
    <style:style style:name="T60" style:family="text">
      <style:text-properties style:font-name="Helv" fo:font-size="10pt" fo:font-style="italic" style:font-size-asian="10pt" style:font-style-asian="italic" style:font-name-complex="Helv" style:font-size-complex="10pt"/>
    </style:style>
    <style:style style:name="T61" style:family="text">
      <style:text-properties style:font-name="Helv" fo:font-size="10pt" fo:language="da" fo:country="DK" fo:font-style="italic" style:font-size-asian="10pt" style:font-style-asian="italic" style:font-name-complex="Helv" style:font-size-complex="10pt"/>
    </style:style>
    <style:style style:name="T62" style:family="text">
      <style:text-properties fo:font-size="12pt"/>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style:font-size-asian="12pt" style:language-asian="zh" style:country-asian="CN" style:font-style-asian="normal" style:font-size-complex="12pt" style:font-style-complex="normal"/>
    </style:style>
    <style:style style:name="T65" style:family="text">
      <style:text-properties fo:font-size="12pt" fo:font-style="normal" fo:font-weight="bold" style:font-size-asian="12pt" style:font-style-asian="normal" style:font-weight-asian="bold" style:font-size-complex="12pt" style:font-style-complex="normal" style:font-weight-complex="bold"/>
    </style:style>
    <style:style style:name="T6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fo:font-size="12pt" fo:font-style="italic" style:font-size-asian="12pt" style:font-style-asian="italic" style:font-size-complex="12pt" style:font-style-complex="italic"/>
    </style:style>
    <style:style style:name="T68" style:family="text">
      <style:text-properties fo:font-size="12pt" fo:font-style="italic" fo:font-weight="bold" style:font-size-asian="12pt" style:font-style-asian="italic" style:font-weight-asian="bold" style:font-size-complex="12pt" style:font-style-complex="italic" style:font-weight-complex="bold"/>
    </style:style>
    <style:style style:name="T69" style:family="text">
      <style:text-properties fo:font-size="12pt" style:font-size-asian="12pt" style:font-size-complex="12pt"/>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style:text-underline-style="solid" style:text-underline-width="auto" style:text-underline-color="font-color" style:font-size-asian="12pt" style:font-size-complex="12pt"/>
    </style:style>
    <style:style style:name="T7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3" style:family="text">
      <style:text-properties fo:font-size="12pt" style:text-underline-style="none" style:font-size-asian="12pt" style:font-size-complex="12pt"/>
    </style:style>
    <style:style style:name="T74" style:family="text">
      <style:text-properties style:font-name="TimesNewRomanPSMT" fo:font-size="12pt" style:font-name-asian="TimesNewRomanPSMT" style:font-size-asian="12pt" style:font-name-complex="TimesNewRomanPSMT" style:font-size-complex="12pt"/>
    </style:style>
    <style:style style:name="T75"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76" style:family="text">
      <style:text-properties style:font-name="TimesNewRomanPSMT" fo:font-size="12pt" fo:font-style="italic" style:text-underline-style="none" fo:font-weight="bold" style:font-name-asian="TimesNewRomanPSMT" style:font-size-asian="12pt" style:font-style-asian="italic" style:font-weight-asian="bold" style:font-name-complex="TimesNewRomanPSMT" style:font-size-complex="12pt" style:font-style-complex="italic" style:font-weight-complex="bold"/>
    </style:style>
    <style:style style:name="T77" style:family="text">
      <style:text-properties style:font-name="TimesNewRomanPSMT" fo:font-size="12pt" style:text-underline-style="none" style:font-name-asian="TimesNewRomanPSMT" style:font-size-asian="12pt" style:font-name-complex="TimesNewRomanPSMT" style:font-size-complex="12pt"/>
    </style:style>
    <style:style style:name="T78" style:family="text">
      <style:text-properties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T79"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80"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81" style:family="text">
      <style:text-properties style:font-name="TimesNewRomanPSMT" fo:font-style="italic" fo:font-weight="bold" style:font-name-asian="TimesNewRomanPSMT" style:font-style-asian="italic" style:font-weight-asian="bold" style:font-name-complex="TimesNewRomanPSMT" style:font-style-complex="italic" style:font-weight-complex="bold"/>
    </style:style>
    <style:style style:name="T82" style:family="text">
      <style:text-properties fo:color="#0000ff"/>
    </style:style>
    <style:style style:name="T83" style:family="text">
      <style:text-properties fo:color="#0000ff" fo:font-weight="normal" style:font-weight-asian="normal" style:font-weight-complex="normal"/>
    </style:style>
    <style:style style:name="T84"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85" style:family="text">
      <style:text-properties fo:color="#0000ff" style:font-name="Times New Roman" style:text-underline-style="none"/>
    </style:style>
    <style:style style:name="T86" style:family="text">
      <style:text-properties fo:color="#0000ff" style:font-name="Times New Roman" style:text-underline-style="none" fo:font-weight="normal" style:font-weight-asian="normal" style:font-weight-complex="normal"/>
    </style:style>
    <style:style style:name="T87" style:family="text">
      <style:text-properties fo:font-size="10.5pt"/>
    </style:style>
    <style:style style:name="T88" style:family="text">
      <style:text-properties fo:font-size="10.5pt" fo:font-style="italic" style:font-style-asian="italic" style:font-style-complex="italic"/>
    </style:style>
    <style:style style:name="T89" style:family="text">
      <style:text-properties style:font-name="Times New Roman" fo:font-size="16pt" fo:font-weight="bold" style:font-name-complex="Times New Roman"/>
    </style:style>
    <style:style style:name="T90" style:family="text">
      <style:text-properties style:font-name="Times New Roman" fo:font-size="12pt" fo:font-weight="bold" style:font-size-asian="12pt" style:font-name-complex="Times New Roman" style:font-size-complex="12pt"/>
    </style:style>
    <style:style style:name="T91" style:family="text">
      <style:text-properties style:font-name="Times New Roman" fo:font-size="12pt" fo:font-weight="normal" style:font-size-asian="12pt" style:font-weight-asian="normal" style:font-name-complex="Times New Roman" style:font-size-complex="12pt" style:font-weight-complex="normal"/>
    </style:style>
    <style:style style:name="T92" style:family="text">
      <style:text-properties style:font-name="Times New Roman" fo:font-size="12pt" fo:font-weight="normal" style:font-size-asian="12pt" style:font-weight-asian="normal" style:font-size-complex="12pt" style:font-weight-complex="normal"/>
    </style:style>
    <style:style style:name="T9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4" style:family="text">
      <style:text-properties style:font-name="Times New Roman"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95" style:family="text">
      <style:text-properties fo:font-weight="normal" style:font-weight-asian="normal" style:font-weight-complex="normal"/>
    </style:style>
    <style:style style:name="T96"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97" style:family="text">
      <style:text-properties style:text-underline-style="none"/>
    </style:style>
    <style:style style:name="T98" style:family="text">
      <style:text-properties style:text-underline-style="none" fo:font-weight="bold" style:font-weight-asian="bold" style:font-weight-complex="bold"/>
    </style:style>
    <style:style style:name="T99" style:family="text">
      <style:text-properties fo:font-size="14pt" style:font-size-asian="14pt" style:font-size-complex="14pt"/>
    </style:style>
    <style:style style:name="T100" style:family="text">
      <style:text-properties style:font-name="Times" fo:font-size="12pt" fo:font-weight="normal" style:font-size-asian="12pt" style:font-weight-asian="normal" style:font-size-complex="12pt" style:font-weight-complex="normal"/>
    </style:style>
    <style:style style:name="T101" style:family="text">
      <style:text-properties style:font-name="Times" fo:font-size="12pt" style:text-underline-style="none" fo:font-weight="normal" style:font-size-asian="12pt" style:font-weight-asian="normal" style:font-size-complex="12pt" style:font-weight-complex="normal"/>
    </style:style>
    <style:style style:name="T102" style:family="text">
      <style:text-properties style:language-asian="zh" style:country-asian="CN"/>
    </style:style>
    <style:style style:name="T103" style:family="text">
      <style:text-properties style:font-style-asian="normal"/>
    </style:style>
    <style:style style:name="T104" style:family="text">
      <style:text-properties style:font-style-complex="normal"/>
    </style:style>
    <style:style style:name="T105" style:family="text">
      <style:text-properties style:font-name="Times New Roman" fo:font-size="12pt" style:font-size-asian="12pt" style:font-size-complex="12pt"/>
    </style:style>
    <style:style style:name="T106" style:family="text">
      <style:text-properties style:font-name="Times New Roman" fo:font-size="12pt" style:font-name-asian="TimesNewRomanPSMT" style:font-size-asian="12pt" style:font-name-complex="TimesNewRomanPSMT" style:font-size-complex="12pt"/>
    </style:style>
    <style:style style:name="T107" style:family="text">
      <style:text-properties style:font-name="Times New Roman"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108"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09" style:family="text">
      <style:text-properties style:font-name="Times New Roman" fo:font-size="12pt" fo:font-style="italic" style:font-size-asian="12pt" style:font-style-asian="italic" style:font-size-complex="12pt" style:font-style-complex="italic"/>
    </style:style>
    <style:style style:name="T110"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111" style:family="text">
      <style:text-properties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12" style:family="text">
      <style:text-properties style:font-name="Times New Roman2" fo:font-size="12pt" fo:font-style="normal" fo:font-weight="normal" style:font-name-asian="Times New Roman2" style:font-size-asian="12pt" style:font-style-asian="normal" style:font-weight-asian="normal" style:font-name-complex="Times New Roman2" style:font-size-complex="12pt" style:font-style-complex="normal" style:font-weight-complex="normal"/>
    </style:style>
    <style:style style:name="T113" style:family="text">
      <style:text-properties style:font-size-asian="12pt"/>
    </style:style>
    <style:style style:name="T114" style:family="text">
      <style:text-properties style:font-size-complex="12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xCAT 2 on AIX</text:p>
      <text:p text:style-name="P58">Using xCAT Service Nodes with AIX</text:p>
      <text:p text:style-name="P96"><text:date style:data-style-name="N36" text:date-value="2010-08-02T15:22:00.30">08/02/2010</text:date>, <text:time style:data-style-name="N116" text:time-value="2010-08-02T15:22:00.30">PM 03:22:00</text:time></text:p>
      <text:p text:style-name="Date"/>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226"><text:a xlink:type="simple" xlink:href="#1.Overview|outline">1.0 Overview<text:tab/>2</text:a></text:p>
          <text:p text:style-name="P226"><text:a xlink:type="simple" xlink:href="#2.Additional configuration of the management node|outline">2.0 Additional configuration of the management node<text:tab/>3</text:a></text:p>
          <text:p text:style-name="P224"><text:a xlink:type="simple" xlink:href="#2.1.Switch to a different database|outline">2.1 Switch to a different database<text:tab/>3</text:a></text:p>
          <text:p text:style-name="P226"><text:a xlink:type="simple" xlink:href="#3.Install the Service Nodes|outline">3.0 Install the Service Nodes<text:tab/>4</text:a></text:p>
          <text:p text:style-name="P224"><text:a xlink:type="simple" xlink:href="#3.1.Define the HMCs as xCAT nodes|outline">3.1 Define the HMCs as xCAT nodes<text:tab/>4</text:a></text:p>
          <text:p text:style-name="P224"><text:a xlink:type="simple" xlink:href="#3.2.Discover the LPARs managed by the HMCs|outline">3.2 Discover the LPARs managed by the HMCs<text:tab/>4</text:a></text:p>
          <text:p text:style-name="P224"><text:a xlink:type="simple" xlink:href="#3.3.Define xCAT service nodes|outline">3.3 Define xCAT service nodes<text:tab/>6</text:a></text:p>
          <text:p text:style-name="P224"><text:a xlink:type="simple" xlink:href="#3.4.Add IP addresses and hostnames to /etc/hosts|outline">3.4 Add IP addresses and hostnames to /etc/hosts<text:tab/>6</text:a></text:p>
          <text:p text:style-name="P224"><text:a xlink:type="simple" xlink:href="#3.5.Create a Service Node operating system image|outline">3.5 Create a Service Node operating system image<text:tab/>6</text:a></text:p>
          <text:p text:style-name="P224"><text:a xlink:type="simple" xlink:href="#3.6.Create an image_data resource (optional)|outline">3.6 Create an image_data resource (optional)<text:tab/>8</text:a></text:p>
          <text:p text:style-name="P224"><text:a xlink:type="simple" xlink:href="#3.7.Add required service node software|outline">3.7 Add required service node software<text:tab/>9</text:a></text:p>
          <text:p text:style-name="P227"><text:a xlink:type="simple" xlink:href="#3.7.1.Check the osimage (optional)|outline">3.7.1 Check the osimage (optional)<text:tab/>10</text:a></text:p>
          <text:p text:style-name="P224"><text:a xlink:type="simple" xlink:href="#3.8.Define xCAT networks|outline">3.8 Define xCAT networks<text:tab/>11</text:a></text:p>
          <text:p text:style-name="P224"><text:a xlink:type="simple" xlink:href="#3.9. Create additional NIM network definitions (optional)  |outline">3.9 <text:s/>Create additional NIM network definitions (optional) <text:s/><text:tab/>12</text:a></text:p>
          <text:p text:style-name="P224"><text:a xlink:type="simple" xlink:href="#3.10.Define an xCAT “service” group|outline">3.10 Define an xCAT “service” group<text:tab/>13</text:a></text:p>
          <text:p text:style-name="P224"><text:a xlink:type="simple" xlink:href="#3.11. Include customization scripts (optional)|outline">3.11 <text:s/>Include customization scripts (optional)<text:tab/>14</text:a></text:p>
          <text:p text:style-name="P227"><text:a xlink:type="simple" xlink:href="#3.11.1. Add “servicnode” script for service nodes|outline">3.11.1 <text:s/>Add “servicnode” script for service nodes<text:tab/>14</text:a></text:p>
          <text:p text:style-name="P227"><text:a xlink:type="simple" xlink:href="#3.11.2.  Add NTP setup script (optional)|outline">3.11.2 <text:s text:c="2"/>Add NTP setup script (optional)<text:tab/>15</text:a></text:p>
          <text:p text:style-name="P227"><text:a xlink:type="simple" xlink:href="#3.11.3. Add secondary adapter configuration script (optional)|outline">3.11.3 <text:s/>Add secondary adapter configuration script (optional)<text:tab/>15</text:a></text:p>
          <text:p text:style-name="P224"><text:a xlink:type="simple" xlink:href="#3.12.Gather MAC information for the install adapters.|outline">3.12 Gather MAC information for the install adapters.<text:tab/>15</text:a></text:p>
          <text:p text:style-name="P224"><text:a xlink:type="simple" xlink:href="#3.13.Create NIM client &amp; group definitions|outline">3.13 Create NIM client &amp; group definitions<text:tab/>16</text:a></text:p>
          <text:p text:style-name="P224"><text:a xlink:type="simple" xlink:href="#3.14.  Create prescripts (optional)|outline">3.14 <text:s text:c="2"/>Create prescripts (optional)<text:tab/>17</text:a></text:p>
          <text:p text:style-name="P224"><text:a xlink:type="simple" xlink:href="#3.15.Initialize the AIX/NIM  nodes|outline">3.15 Initialize the AIX/NIM <text:s/>nodes<text:tab/>18</text:a></text:p>
          <text:p text:style-name="P224"><text:a xlink:type="simple" xlink:href="#3.16. Open a remote console (optional)|outline">3.16 <text:s/>Open a remote console (optional)<text:tab/>18</text:a></text:p>
          <text:p text:style-name="P224"><text:a xlink:type="simple" xlink:href="#3.17.Initiate a network boot|outline">3.17 Initiate a network boot<text:tab/>19</text:a></text:p>
          <text:p text:style-name="P224"><text:a xlink:type="simple" xlink:href="#3.18.Verify the deployment|outline">3.18 Verify the deployment<text:tab/>19</text:a></text:p>
          <text:p text:style-name="P227"><text:a xlink:type="simple" xlink:href="#3.18.1. Retry and troubleshooting tips: |outline">3.18.1 <text:s/>Retry and troubleshooting tips: <text:tab/>19</text:a></text:p>
          <text:p text:style-name="P224"><text:a xlink:type="simple" xlink:href="#3.19. Configure additional adapters on the service nodes (optional)|outline">3.19 <text:s/>Configure additional adapters on the service nodes (optional)<text:tab/>20</text:a></text:p>
          <text:p text:style-name="P224"><text:a xlink:type="simple" xlink:href="#3.20.Verify Service Node configuration|outline">3.20 Verify Service Node configuration<text:tab/>20</text:a></text:p>
          <text:p text:style-name="P226"><text:a xlink:type="simple" xlink:href="#4.Install the cluster nodes|outline">4.0 Install the cluster nodes<text:tab/>21</text:a></text:p>
          <text:p text:style-name="P224"><text:a xlink:type="simple" xlink:href="#4.1.Create a diskless image|outline">4.1 Create a diskless image<text:tab/>21</text:a></text:p>
          <text:p text:style-name="P224"><text:a xlink:type="simple" xlink:href="#4.2.Update the image (SPOT) |outline">4.2 Update the image (SPOT) <text:tab/>23</text:a></text:p>
          <text:p text:style-name="P227"><text:a xlink:type="simple" xlink:href="#4.2.1.Update options|outline">4.2.1 Update options<text:tab/>23</text:a></text:p>
          <text:p text:style-name="P225"><text:a xlink:type="simple" xlink:href="#4.2.1.1.Add or update software |outline">4.2.1.1 Add or update software <text:tab/>23</text:a></text:p>
          <text:p text:style-name="P225"><text:a xlink:type="simple" xlink:href="#4.2.1.2.Update system configuration files.|outline">4.2.1.2 Update system configuration files.<text:tab/>24</text:a></text:p>
          <text:p text:style-name="P225"><text:a xlink:type="simple" xlink:href="#4.2.1.3.Run commands in the SPOT using chroot.|outline">4.2.1.3 Run commands in the SPOT using chroot.<text:tab/>24</text:a></text:p>
          <text:p text:style-name="P227"><text:a xlink:type="simple" xlink:href="#4.2.2.Adding required software|outline">4.2.2 Adding required software<text:tab/>25</text:a></text:p>
          <text:p text:style-name="P225"><text:a xlink:type="simple" xlink:href="#4.2.2.1.Copy the software.|outline">4.2.2.1 Copy the software.<text:tab/>25</text:a></text:p>
          <text:p text:style-name="P225"><text:a xlink:type="simple" xlink:href="#4.2.2.2.Install the software into the SPOT. |outline">4.2.2.2 Install the software into the SPOT. <text:tab/>26</text:a></text:p>
          <text:p text:style-name="P225"><text:a xlink:type="simple" xlink:href="#4.2.2.3.Check the osimage (optional)|outline">4.2.2.3 Check the osimage (optional)<text:tab/>27</text:a></text:p>
          <text:p text:style-name="P224"><text:a xlink:type="simple" xlink:href="#4.3.Define xCAT networks|outline">4.3 Define xCAT networks<text:tab/>28</text:a></text:p>
          <text:p text:style-name="P224"><text:soft-page-break/><text:a xlink:type="simple" xlink:href="#4.4.Define the LPARs currently managed by the HMC|outline">4.4 Define the LPARs currently managed by the HMC<text:tab/>28</text:a></text:p>
          <text:p text:style-name="P224"><text:a xlink:type="simple" xlink:href="#4.5.Create and define additional logical partitions (optional)|outline">4.5 Create and define additional logical partitions (optional)<text:tab/>29</text:a></text:p>
          <text:p text:style-name="P224"><text:a xlink:type="simple" xlink:href="#4.6.Gather MAC information for the node boot adapters.|outline">4.6 Gather MAC information for the node boot adapters.<text:tab/>29</text:a></text:p>
          <text:p text:style-name="P224"><text:a xlink:type="simple" xlink:href="#4.7.Define xCAT groups (optional)|outline">4.7 Define xCAT groups (optional)<text:tab/>30</text:a></text:p>
          <text:p text:style-name="P224"><text:a xlink:type="simple" xlink:href="#4.8. Add IP addresses and hostnames to /etc/hosts|outline">4.8 <text:s/>Add IP addresses and hostnames to /etc/hosts<text:tab/>31</text:a></text:p>
          <text:p text:style-name="P224"><text:a xlink:type="simple" xlink:href="#4.9.Verify the node definitions|outline">4.9 Verify the node definitions<text:tab/>31</text:a></text:p>
          <text:p text:style-name="P224"><text:a xlink:type="simple" xlink:href="#4.10.Set up post boot scripts (optional)|outline">4.10 Set up post boot scripts (optional)<text:tab/>32</text:a></text:p>
          <text:p text:style-name="P224"><text:a xlink:type="simple" xlink:href="#4.11. Set up prescripts (optional)|outline">4.11 <text:s/>Set up prescripts (optional)<text:tab/>33</text:a></text:p>
          <text:p text:style-name="P224"><text:a xlink:type="simple" xlink:href="#4.12.Initialize the AIX/NIM diskless nodes|outline">4.12 Initialize the AIX/NIM diskless nodes<text:tab/>33</text:a></text:p>
          <text:p text:style-name="P227"><text:a xlink:type="simple" xlink:href="#4.12.1.Verifying the node initialization before booting (optional)|outline">4.12.1 Verifying the node initialization before booting (optional)<text:tab/>34</text:a></text:p>
          <text:p text:style-name="P224"><text:a xlink:type="simple" xlink:href="#4.13.Open a remote console (optional)|outline">4.13 Open a remote console (optional)<text:tab/>34</text:a></text:p>
          <text:p text:style-name="P224"><text:a xlink:type="simple" xlink:href="#4.14.Initiate a network boot|outline">4.14 Initiate a network boot<text:tab/>34</text:a></text:p>
          <text:p text:style-name="P224"><text:a xlink:type="simple" xlink:href="#4.15.Verify the deployment|outline">4.15 Verify the deployment<text:tab/>34</text:a></text:p>
          <text:p text:style-name="P226"><text:a xlink:type="simple" xlink:href="#5. Cleanup|outline">5.0 <text:s/>Cleanup<text:tab/>35</text:a></text:p>
          <text:p text:style-name="P224"><text:a xlink:type="simple" xlink:href="#5.1.Removing NIM machine definitions|outline">5.1 Removing NIM machine definitions<text:tab/>35</text:a></text:p>
          <text:p text:style-name="P224"><text:a xlink:type="simple" xlink:href="#5.2.Removing NIM resources |outline">5.2 Removing NIM resources <text:tab/>36</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re is a primary NIM master which is on the management node. The service nodes are configured as additional NIM masters. <text:s/>All commands are run on the management node. <text:s/>The xCAT support automatically handles the NIM setup on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p>
      <text:p text:style-name="P13"/>
      <text:p text:style-name="P105">AIX service nodes must be diskfull (NIM standalone) systems. <text:s/>Diskless xCAT service nodes are not currently supported for AIX. <text:s/></text:p>
      <text:p text:style-name="P105"><text:soft-page-break/></text:p>
      <text:p text:style-name="P3">In the process described below t<text:span text:style-name="T40">he service nodes will be deployed using a standard AIX/NIM “rte” network installation. <text:s/>If you are using multiple service nodes you </text:span><text:span text:style-name="T40">may want to consider creating a “golden” </text:span><text:span text:style-name="T30">mksysb</text:span><text:span text:style-name="T40"> image that you can use as a common image for all the service nodes. <text:s/>See the xCAT document named “</text:span><text:span text:style-name="T41">Cloning AIX nodes (using an AIX mksysb image)</text:span><text:span text:style-name="T40">” <text:s/>for more information on using </text:span><text:span text:style-name="T30">mksysb</text:span><text:span text:style-name="T40"> images. (</text:span><text:a xlink:type="simple" xlink:href="http://xcat.svn.sourceforge.net/viewvc/xcat/xcat-core/trunk/xCAT-client/share/doc/xCAT2onAIXmksysb.pdf"><text:span text:style-name="T83">http://xcat.svn.sourceforge.net/viewvc/xcat/xcat-core/trunk/xCAT-client/</text:span></text:a><text:a xlink:type="simple" xlink:href="http://xcat.svn.sourceforge.net/svnroot/xcat/xcat-core/trunk/xCAT-client/share/doc/xCAT2onAIXmksysb.pdf"><text:span text:style-name="T82">share/doc/xCAT2onAIXmksysb.pdf</text:span></text:a><text:span text:style-name="T40">) </text:span></text:p>
      <text:p text:style-name="P106"/>
      <text:p text:style-name="P106">In this document it is assumed that the cluster nodes will be diskless. <text:s text:c="2"/>The cluster nodes will be deployed using a common diskless image. <text:s/>It is also possible to deploy the cluster nodes using “rte” or “mksysb” type installs.</text:p>
      <text:p text:style-name="P106"/>
      <text:p text:style-name="P104"><text:span text:style-name="T40">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74">http://xcat.svn.sourceforge.net/viewvc/xcat/xcat-core/trunk/xCAT-client/share/doc/xCAT2onAIX.pdf</text:span></text:a><text:span text:style-name="T74">)</text:span></text:p>
      <text:p text:style-name="P4"/>
      <text:p text:style-name="P100"><text:span text:style-name="T40">The process described below also assumes that System p LPARs <text:s/>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30">mkvm</text:span><text:span text:style-name="T40"> command if desired.</text:span></text:p>
      <text:p text:style-name="P102">When defining the LPARs there are a couple things to keep in mind that may help with the rest of the cluster deployment.</text:p>
      <text:list text:style-name="L1">
        <text:list-item>
          <text:p text:style-name="P128"><text:span text:style-name="T40">When configuring an LPAR it would be advisable to use the host name you will want to use for the node as the LPAR name. <text:s text:c="2"/>When you run the xCAT </text:span><text:span text:style-name="T30">rscan</text:span><text:span text:style-name="T40"> command in the process described below the default host name used for the node definitions will be the LPAR names.</text:span></text:p>
        </text:list-item>
        <text:list-item>
          <text:p text:style-name="P129">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5"/>
      <text:h text:style-name="P53" text:outline-level="1">Additional configuration of the management node</text:h>
      <text:h text:style-name="Heading_20_2" text:outline-level="2">Switch to a different database</text:h>
      <text:p text:style-name="Standard"/>
      <text:p text:style-name="P2">When using service nodes you must switch to a database that supports remote access. <text:s/>XCAT currently supports MySQL, <text:s/>PostgreSQL, and DB2. <text:s/>As a convenience, the xCAT site provides downloads for MySQL and PostreSQL.</text:p>
      <text:p text:style-name="P8"><text:span text:style-name="T74">( </text:span><text:a xlink:type="simple" xlink:href="http://sourceforge.net/projects/xcat/files/xcat-dep/2.x_AIX/xcat-postgresql-snap201007150920.tar.gz/download"><text:span text:style-name="T74">xcat-postgresql-snap201007150920.tar.gz</text:span></text:a><text:span text:style-name="T74"> <text:s/>and </text:span><text:a xlink:type="simple" xlink:href="http://sourceforge.net/projects/xcat/files/xcat-dep/2.x_AIX/xcat-mysql-201005260807.tar.gz/download">xcat-mysql-201005260807.tar.gz</text:a> <text:span text:style-name="T74">)</text:span></text:p>
      <text:p text:style-name="P2"/>
      <text:p text:style-name="P2"><text:soft-page-break/>See the following xCAT documents for instructions on how to configure these databases.</text:p>
      <text:list text:style-name="L2">
        <text:list-header>
          <text:p text:style-name="P158"><text:a xlink:type="simple" xlink:href="http://xcat.svn.sourceforge.net/viewvc/xcat/xcat-core/trunk/xCAT-client/share/doc/xCAT2.SetupMySQL.pdf"><text:span text:style-name="T74">Setup MySQL as the xCAT Database</text:span></text:a><text:span text:style-name="T74"> </text:span></text:p>
          <text:p text:style-name="P158"><text:a xlink:type="simple" xlink:href="http://xcat.svn.sourceforge.net/viewvc/xcat/xcat-core/trunk/xCAT-client/share/doc/xCAT2SetupPostgresql.pdf">Setup PostgreSQL as the xCAT Database</text:a> </text:p>
        </text:list-header>
      </text:list>
      <text:list text:style-name="L3">
        <text:list-header>
          <text:p text:style-name="P153"><text:a xlink:type="simple" xlink:href="http://xcat.svn.sourceforge.net/viewvc/xcat/xcat-core/trunk/xCAT-client/share/doc/xCAT2SetupDB2.pdf">Setup DB2 as the xCAT Database</text:a> </text:p>
        </text:list-header>
      </text:list>
      <text:p text:style-name="P10"/>
      <text:p text:style-name="P11">Note: <text:s/>When configuring the database make sure you add access for each of your service nodes.</text:p>
      <text:h text:style-name="Heading_20_1" text:outline-level="1">Install the Service Nodes</text:h>
      <text:h text:style-name="Heading_20_2" text:outline-level="2">Define the HMCs as xCAT nodes</text:h>
      <text:p text:style-name="P55">The xCAT hardware control support requires that the hardware control point for the nodes also be defined as a cluster node.</text:p>
      <text:p text:style-name="P55">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22">must be set</text:span>.</text:p>
      <text:p text:style-name="P95">mkdef –t node –o hmc01 groups=”all” <text:s/>nodetype=hmc <text:s/>mgt=hmc <text:s/><text:tab/>username=hscroot <text:s/>password=abc123</text:p>
      <text:h text:style-name="Heading_20_2" text:outline-level="2">Discover the LPARs managed by the HMCs</text:h>
      <text:p text:style-name="P55">This step assumes that the partitions are already created using the standard HMC interfaces. <text:s/></text:p>
      <text:p text:style-name="P55">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55">To write the stanza format output of <text:span text:style-name="T1">rscan</text:span> to a file called “<text:span text:style-name="T4">mystanzafile”</text:span> run the following command.</text:p>
      <text:p text:style-name="P55"><text:tab/><text:span text:style-name="T7">rscan –z hmc01 &gt; mystanzafile</text:span></text:p>
      <text:p text:style-name="P55">The file will contain stanzas for all the LPARs that have been configured as well as some additional information that must also be defined in the xCAT database. <text:s/>It is not necessary to modify the non-LPAR stanzas in any way.</text:p>
      <text:p text:style-name="P55">This file can then be checked and modified as needed. <text:s/>For example you may need to add a different name for the node definition or add additional attributes and values.</text:p>
      <text:p text:style-name="P55">Since we are using service nodes there are several values that <text:span text:style-name="T23">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95">(If you have many nodes it would be easier to do this later.)</text:span></text:p>
      <text:p text:style-name="P57">For service nodes:</text:p>
      <text:list text:style-name="L4">
        <text:list-item>
          <text:p text:style-name="P147"><text:soft-page-break/>Add “service” to the “groups” attribute of all the service nodes. </text:p>
        </text:list-item>
        <text:list-item>
          <text:p text:style-name="P147">The “setupnameserver” attribute of the service nodes must be explicitly set to “yes” or “no”. (Ex. “setupnameserver=no”)</text:p>
        </text:list-item>
      </text:list>
      <text:p text:style-name="P56">For non-service nodes:</text:p>
      <text:list text:style-name="L4">
        <text:list-item text:start-value="1">
          <text:p text:style-name="P149"><text:span text:style-name="T21">Add the name of the service node for a node to the node definition.</text:span> <text:s/>(Ex. “servicenode=xcatSN01”) <text:s text:c="3"/>This is the name of the service node as it is known by the management node.</text:p>
        </text:list-item>
        <text:list-item>
          <text:p text:style-name="P149"><text:span text:style-name="T21">Set the “xcatmaster” attribute.</text:span> <text:s/>This must be the name of the service node as it is known by the node. <text:s/>This may or may not be the same value as the “servicenode “ attribute.</text:p>
        </text:list-item>
      </text:list>
      <text:p text:style-name="P55"><text:span text:style-name="T2">Note: </text:span>if the “servicenode” and “xcatmaster” values are not set then xCAT will default to use the value of the “master” attribute in the xCAT “site” definition.</text:p>
      <text:p text:style-name="P55">The updated stanzas might look something like the following. <text:s/><text:span text:style-name="T24"><text:s/></text:span></text:p>
      <text:p text:style-name="P88"/>
      <text:p text:style-name="P88">cl2sn01:</text:p>
      <text:p text:style-name="P88"><text:s text:c="8"/>objtype=node</text:p>
      <text:p text:style-name="P88"><text:s text:c="8"/>nodetype=lpar,osi</text:p>
      <text:p text:style-name="P85"><text:span text:style-name="T60"><text:s text:c="8"/></text:span><text:span text:style-name="T61">id=9</text:span></text:p>
      <text:p text:style-name="P88"><text:s text:c="8"/>hcp=hmc01</text:p>
      <text:p text:style-name="P88"><text:s text:c="8"/>pprofile=lpar9</text:p>
      <text:p text:style-name="P88"><text:s text:c="8"/>parent=Server-9117-MMA-SN10F6F3D</text:p>
      <text:p text:style-name="P88"><text:s text:c="8"/><text:span text:style-name="T2">groups=all,service</text:span></text:p>
      <text:p text:style-name="P89"><text:s text:c="8"/>setupnameserver=no</text:p>
      <text:p text:style-name="P85"><text:span text:style-name="T60"><text:s text:c="8"/></text:span><text:span text:style-name="T61">mgt=hmc</text:span></text:p>
      <text:p text:style-name="P86"/>
      <text:p text:style-name="P86">cl2cn27:</text:p>
      <text:p text:style-name="P86"><text:s text:c="8"/>objtype=node</text:p>
      <text:p text:style-name="P86"><text:s text:c="8"/>nodetype=lpar,osi</text:p>
      <text:p text:style-name="P86"><text:s text:c="8"/>s<text:span text:style-name="T2">ervicenode=cl2sn01 <text:s text:c="10"/># <text:s/>name of service node as known by the <text:tab/><text:tab/><text:tab/><text:tab/><text:tab/><text:tab/>#management node</text:span></text:p>
      <text:p text:style-name="P87"><text:s text:c="8"/>xcatmaster=cl2sn01-en1 <text:s text:c="4"/># name of the service node as known by the <text:tab/><text:tab/><text:tab/><text:tab/><text:tab/>#node</text:p>
      <text:p text:style-name="P85"><text:span text:style-name="T61"><text:s text:c="8"/></text:span><text:span text:style-name="T60">id=7</text:span></text:p>
      <text:p text:style-name="P88"><text:s text:c="8"/>hcp=hmc01</text:p>
      <text:p text:style-name="P88"><text:s text:c="8"/>pprofile=lpar6</text:p>
      <text:p text:style-name="P88"><text:s text:c="8"/>parent=Server-9117-MMA-SN10F6F3D</text:p>
      <text:p text:style-name="P88"><text:s text:c="8"/>groups=all</text:p>
      <text:p text:style-name="P88"><text:s text:c="8"/>mgt=hmc</text:p>
      <text:p text:style-name="P88"/>
      <text:p text:style-name="P85"><text:span text:style-name="T60">Server-9117-MMA-SN10F6F3D</text:span><text:span text:style-name="T61">:</text:span></text:p>
      <text:p text:style-name="P86"><text:s text:c="8"/>objtype=node</text:p>
      <text:p text:style-name="P86"><text:s text:c="8"/>nodetype=fsp</text:p>
      <text:p text:style-name="P85"><text:span text:style-name="T61"><text:s text:c="8"/></text:span><text:span text:style-name="T60">id=5</text:span></text:p>
      <text:p text:style-name="P88"><text:s text:c="8"/>model=9118-575</text:p>
      <text:p text:style-name="P88"><text:s text:c="8"/>serial=02013EB</text:p>
      <text:p text:style-name="P88"><text:s text:c="8"/>hcp=hmc01</text:p>
      <text:p text:style-name="P88"><text:s text:c="8"/>pprofile=</text:p>
      <text:p text:style-name="P88"><text:s text:c="8"/>parent=Server-9458-10099201WM_A</text:p>
      <text:p text:style-name="P88"><text:s text:c="8"/>groups=fsp,all</text:p>
      <text:p text:style-name="P88"><text:s text:c="8"/>mgt=hmc</text:p>
      <text:p text:style-name="P60"><text:soft-page-break/></text:p>
      <text:p text:style-name="P55"><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97">The information gathered by the <text:span text:style-name="T1">rscan </text:span>command can be used to create xCAT node definitions. <text:s/></text:p>
          <text:p text:style-name="P97"/>
          <text:p text:style-name="P97">Since we have put all the node information in a stanza file we can now pass the contents of the file to the <text:span text:style-name="T1">mkdef</text:span> command to add the definitions to the database.</text:p>
          <text:p text:style-name="P97">The stanza file will include any LPARs that were already created so it may include nodes other than just the service nodes.</text:p>
          <text:p text:style-name="P97"/>
          <text:p text:style-name="P97"><text:tab/><text:span text:style-name="T16">cat mystanzafile | mkdef –z</text:span></text:p>
        </text:list-header>
      </text:list>
      <text:p text:style-name="P20">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0">Make sure the node attributes required for service nodes support are set as mentioned in the previous step. <text:s/>For example to set the required attributes for service node “cl2sn01” you could run the following.</text:p>
      <text:p text:style-name="P81">chdef -t node -o cl2sn01 -p groups=service <text:s/>setupnameserver=no</text:p>
      <text:h text:style-name="Heading_20_2" text:outline-level="2">Add IP addresses and hostnames to /etc/hosts</text:h>
      <text:p text:style-name="Standard"/>
      <text:p text:style-name="Standard"><text:span text:style-name="T95">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84">(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Standard"><text:span text:style-name="T2">Reminder</text:span>: <text:s/>If you wish to create separate file systems for your NIM resources you should do that before continuing. <text:s/>For example, you might want to create a seaparate file system for /install and one for any dump resources you may need. <text:s/>You may also wish to change the primary hostname of your management node to the cluster management interface. <text:s text:c="3"/>This is described in <text:a xlink:type="simple" xlink:href="http://xcat.svn.sourceforge.net/viewvc/xcat/xcat-core/trunk/xCAT-client/share/doc/xCAT2onAIX.pdf"><text:span text:style-name="_20_Char"><text:span text:style-name="T84">(http://xcat.svn.sourceforge.net/viewvc/xcat/xcat-core/trunk/xCAT-client/share/doc/xCAT2onAIX.pdf).</text:span></text:span></text:a></text:p>
      <text:p text:style-name="Standard"/>
      <text:p text:style-name="P23"><text:soft-page-break/>Use the xCAT <text:span text:style-name="T2">mknimimage</text:span> command to create an xCAT <text:span text:style-name="T5">osimage</text:span> definition as well as the required NIM installation resources.</text:p>
      <text:p text:style-name="P23">An xCAT <text:span text:style-name="T5">osimage</text:span> definition is used to keep track of a unique operating system image and how it will be deployed. <text:s/></text:p>
      <text:p text:style-name="P23">In order to use NIM to perform a remote network boot of a cluster node the NIM software must be installed, <text:s/>NIM must be configured, and some basic NIM resources must be created.</text:p>
      <text:p text:style-name="P23">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3"><text:span text:style-name="T2">Note:</text:span> If you wish to install and configure NIM manually you can run the AIX <text:span text:style-name="T2">nim_master_setup</text:span> command (Ex. “<text:span text:style-name="T5">nim_master_setup -a mk_resource=no -a device=&lt;source directory&gt;</text:span>") or use other NIM commands such as <text:span text:style-name="T2">nimconfig</text:span>. </text:p>
      <text:p text:style-name="P23">By default, the <text:span text:style-name="T2">mknimimage</text:span> command will create the NIM resources in subdirectories of <text:s/>/install. <text:s text:c="2"/>Some of the NIM resources are quite large (1-2G) so it may be necessary to increase the file size limit. </text:p>
      <text:p text:style-name="P23">For example, to set the file size limit to “unlimited” for the user “root” you could run the following command.</text:p>
      <text:p text:style-name="P23"><text:tab/><text:span text:style-name="T6">/usr/bin/chuser fsize=-1 root</text:span></text:p>
      <text:p text:style-name="P23">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6">”). </text:span></text:p>
      <text:p text:style-name="P23">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3">For example, <text:s/>to create an <text:span text:style-name="T5">osimage</text:span> named “610SNimage” using the images contained in the <text:span text:style-name="T5">/myimages</text:span> directory you could issue the following command.</text:p>
      <text:p text:style-name="P23"><text:tab/><text:span text:style-name="T6">mknimimage -s /myimages 610SNimage</text:span></text:p>
      <text:p text:style-name="P25">(Creating the NIM resources could take a while!)</text:p>
      <text:p text:style-name="P25"><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3">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3">For example:</text:p>
      <text:p text:style-name="P23"><text:soft-page-break/><text:tab/><text:span text:style-name="T8">mknimimage -s /dev/cd0 610SNimage resolv_conf=my_resolv_conf</text:span></text:p>
      <text:p text:style-name="P23"><text:span text:style-name="T2">Any additional NIM resources specified on the command line must be previously created using NIM interfaces. </text:span><text:s/>(Which means NIM must already have been configured previously. ) <text:s/></text:p>
      <text:p text:style-name="P23"><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text:span text:style-name="T2">When you initialize and install the nodes xCAT will use whatever resources are specified in the </text:span><text:span text:style-name="T6">osimage</text:span><text:span text:style-name="T2"> definition.</text:span></text:p>
      <text:p text:style-name="P23">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6">”), except for the SPOT name. <text:s/>The default name for the SPOT resource will be the same as the </text:span><text:span text:style-name="T5">osimage</text:span><text:span text:style-name="T26"> name.</text:span></text:p>
      <text:p text:style-name="P54">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54">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54">You can list NIM resource definitions using the AIX <text:span text:style-name="T2">lsnim</text:span> command. For example, if the name of your SPOT resource is "<text:span text:style-name="T5">610SNimage</text:span>" then you could get the details by running: <text:s text:c="2"/></text:p>
      <text:p text:style-name="P54"><text:tab/><text:span text:style-name="T14">lsnim -l 610SNimage</text:span></text:p>
      <text:p text:style-name="P54">To see the actual contents of a NIM resource use "<text:span text:style-name="T5">nim -o showres &lt;resource name&gt;</text:span>". <text:s/>For example, to get a list of the software installed in your SPOT you could run:</text:p>
      <text:p text:style-name="P54"><text:s text:c="8"/><text:tab/><text:span text:style-name="T15">nim -o showres <text:s/>610SNimage</text:span></text:p>
      <text:h text:style-name="Heading_20_2" text:outline-level="2">Create an image_data resource (optional)</text:h>
      <text:p text:style-name="Standard"/>
      <text:p text:style-name="Standard">If you are using PostgreSQL or DB2 you must make sure the node starts out with enough file system space to install the database software. <text:s/>This can be done using the NIM image_data resource. <text:s text:c="2"/></text:p>
      <text:p text:style-name="Standard"/>
      <text:p text:style-name="Standard">A NIM image_data resource is a file that contains stanzas of information that is used when creating file systems on the node. <text:s/><text:span text:style-name="T21">To use this support you must create the file , define it as a NIM resource, and add it to the xCAT osimage definition.</text:span></text:p>
      <text:p text:style-name="Standard"/>
      <text:p text:style-name="Standard">To help simplify this process xCAT ships a sample image_data file called <text:span text:style-name="T5">/opt/xcat/share/xcat/image_data/xCATsnData. <text:s text:c="2"/></text:span><text:span text:style-name="T26">This file assumes you will have at least 70G of disk space available. <text:s text:c="2"/>It also sets the physical partition size to 128M.</text:span></text:p>
      <text:p text:style-name="P121"/>
      <text:p text:style-name="P121">It sets the following default file system sizes.</text:p>
      <text:p text:style-name="P118"><text:soft-page-break/>/var -&gt; <text:s/>5G </text:p>
      <text:p text:style-name="P118">/opt -&gt; 10G </text:p>
      <text:p text:style-name="P118">/ -&gt; <text:s/>30G </text:p>
      <text:p text:style-name="P118">/usr -&gt; <text:s/>4G </text:p>
      <text:p text:style-name="P118">/tmp -&gt; <text:s/>3G</text:p>
      <text:p text:style-name="P118">/home -&gt; 0.12G</text:p>
      <text:p text:style-name="P118">/admin -&gt; 0.12 G </text:p>
      <text:p text:style-name="P118">/livedump -&gt; 0.25G</text:p>
      <text:p text:style-name="P118"/>
      <text:p text:style-name="P18">If you need to change any of these be aware that you must change two stanzas for each file system. <text:s/>One is the fs_data and the other is the corresponding vg_data.</text:p>
      <text:p text:style-name="P18"/>
      <text:p text:style-name="P18">The size of “/” assumes it will contain all the NIM resources. <text:s/>If you wish to create a different filesystem for <text:span text:style-name="T5">/install</text:span> and/or <text:span text:style-name="T5">/dump</text:span> you can add additional entries to the image_data file and reduce the size of “/”. <text:s text:c="2"/>There are commented-out examples of the additional image_data file stanzas you would need in the sample file.</text:p>
      <text:p text:style-name="P18"/>
      <text:p text:style-name="P18">Once you have settled on a final version of the image_data file you can copy it to the location that will be used when defining NIM resources. <text:s/>(ex. <text:s/><text:span text:style-name="T5">/install/nim/image_data/myimage_data</text:span>)</text:p>
      <text:p text:style-name="P18"/>
      <text:p text:style-name="P18">To define the NIM resource you could use the SMIT interfaces or run a command similer to the following.</text:p>
      <text:p text:style-name="P18"/>
      <text:p text:style-name="P19"><text:tab/><text:span text:style-name="T79">nim -o define -t image_data -a server=master -a location= <text:tab/>/install/nim/image_data/myimage_data <text:s text:c="2"/>myimage_data</text:span></text:p>
      <text:p text:style-name="P138"/>
      <text:p text:style-name="P42">To add these bundle resources to your xCAT osimage definition run:</text:p>
      <text:p text:style-name="P25"><text:span text:style-name="T79"><text:tab/></text:span><text:span text:style-name="T75">chdef -t osimage -o <text:s/></text:span><text:span text:style-name="T80">610SNimage image_data=</text:span><text:span text:style-name="T75">myimage_data</text:span></text:p>
      <text:h text:style-name="Heading_20_2" text:outline-level="2">Add required service node software</text:h>
      <text:p text:style-name="Text_20_body">An xCAT AIX service node must also be installed with additional xCAT and prerequisite software. <text:s text:c="3"/></text:p>
      <text:p text:style-name="Text_20_body">To simplify this process xCAT includes the required xCAT and open source software in the core-aix-&lt;version&gt;.tar.gz and dep-aix-&lt;version&gt;.tar.gz tar files. <text:s text:c="3"/></text:p>
      <text:p text:style-name="Text_20_body">The required software must be copied to the NIM lpp_source that is being used for the service node image. <text:s/>The easiest way to do this is to use the “nim -o update” command.</text:p>
      <text:p text:style-name="Text_20_body"><text:span text:style-name="T2">NOTE:</text:span> The latest xCAT dep-aix package actually includes multiple subdirectories corresponding to different versions of AIX. <text:s text:c="2"/>Be sure to copy the correct versions of the rpms to your lpp_source directory.</text:p>
      <text:p text:style-name="Text_20_body">For example, assume all the required software has been copied and unwrapped in the /tmp/images directory. <text:s/></text:p>
      <text:p text:style-name="Text_20_body"><text:soft-page-break/>Assuming you are using AIX 6.1 you could copy all the appropriate rpms to <text:s/>your <text:s/>lpp_source resource using the following command:</text:p>
      <text:p text:style-name="Text_20_body"><text:tab/><text:span text:style-name="T68">nim -o update -a packages=all -a source=/tmp/images/xcat-dep/6.1 <text:s/>610SNimage_lpp_source</text:span></text:p>
      <text:p text:style-name="P115">The NIM command will find the correct directories and update the lpp_source resource.</text:p>
      <text:p text:style-name="P115">There are also several installp fileset that will be needed. <text:s text:c="2"/>It would be good to check that they are in you lpp_source. <text:s text:c="2"/>If not, you should be able to get them from the AIX source (media).</text:p>
      <text:p text:style-name="P120">expect</text:p>
      <text:p text:style-name="P119">tcl</text:p>
      <text:p text:style-name="P119">tk</text:p>
      <text:p text:style-name="P119">openssl</text:p>
      <text:p text:style-name="P119">openssh</text:p>
      <text:p text:style-name="P119">bos.sysmgt.nim.master</text:p>
      <text:p text:style-name="P160"/>
      <text:p text:style-name="P115">To get all this additional software installed we need a way to tell NIM to include it in the installation. <text:s/>To facilitate this, xCAT provides <text:span text:style-name="T21">sample</text:span> NIM installp bundle files. <text:s/>(Always make sure that the contents of the bundle files you use are the packages you want to install and that they are all in the appropriate lpp_source directory.)</text:p>
      <text:p text:style-name="P115">Starting with xCAT version 2.5 there will be a set of bundle files to use for installing a service node. <text:s/>They will be <text:s/>in <text:s text:c="2"/>“<text:span text:style-name="T5">/opt/xcat/share/xcat/installp_bundles</text:span>”. <text:s/>There is a version corresponding to the different AIX OS levels. <text:s/>(xCATaixSN53.bnd, xCATaixSN61.bnd etc.) <text:s text:c="2"/>Just use the one that corresponds to the version of AIX you are running.</text:p>
      <text:p text:style-name="P115"><text:span text:style-name="T2">Note: </text:span>For earlier version of xCAT the sample bundle files are shipped as part of the xCAT tarball file. <text:s text:c="2"/></text:p>
      <text:p text:style-name="P115">To use the bundle file you need to define it as a NIM resources and add it to the xCAT <text:span text:style-name="T5">osimage</text:span> definition.</text:p>
      <text:p text:style-name="Text_20_body">Copy the bundle file ( say <text:span text:style-name="T63">xCATaixSN61.bnd </text:span><text:span text:style-name="T74">) to a location where it can be defined as a NIM resource, for example “/install/nim/installp_bundle”.</text:span></text:p>
      <text:p text:style-name="P114">To define the NIM resource you can run the following command.<text:tab/></text:p>
      <text:p text:style-name="P75">nim -o define -t installp_bundle -a server=master -a location= <text:tab/>/install/nim/installp_bundle/xCATaixSN61.bnd <text:s/>xCATaixSN61</text:p>
      <text:p text:style-name="P42">To add this bundle resources to your xCAT osimage definition run:</text:p>
      <text:p text:style-name="P23"><text:tab/><text:span text:style-name="T75">chdef -t osimage -o <text:s/></text:span><text:span text:style-name="T80">610SNimage installp_bundle=”</text:span><text:span text:style-name="T75">xCATaixSN61”</text:span></text:p>
      <text:h text:style-name="Heading_20_3" text:outline-level="3">Check the osimage (optional)</text:h>
      <text:p text:style-name="P27"><text:span text:style-name="T71">To avoid potential problems when installing a node it is adviseable to verify that all the additional software that you wish to install has been copied to the appropriate NIM lpp_source directory.</text:span><text:span text:style-name="T73"> <text:s/></text:span></text:p>
      <text:p text:style-name="P171"><text:soft-page-break/>Any software that is specified in the “otherpkgs” or the “installp_bundle” attributes of the xCAT <text:span text:style-name="T5">osimage</text:span> definition must be available in the lpp_source directories.</text:p>
      <text:p text:style-name="Text_20_body">To find the location of the lpp_source directories run the “lsnim -l &lt;lpp_source_name&gt;” command.</text:p>
      <text:p text:style-name="Text_20_body"><text:tab/><text:span text:style-name="T6">lsnim -l </text:span><text:span text:style-name="T68">610SNimage_lpp_source</text:span></text:p>
      <text:p text:style-name="P32"><text:span text:style-name="T97">If the location of your lpp_source resource is "</text:span><text:span text:style-name="T11">/install/nim/lpp_source/610SNimage_lpp_source/</text:span><text:span text:style-name="T97">" then you would find </text:span><text:span text:style-name="T98">rpm</text:span><text:span text:style-name="T97"> packages in "</text:span><text:span text:style-name="T11">/install/nim/lpp_source/610SNimage_lpp_source/RPMS/ppc</text:span><text:span text:style-name="T97">" and you </text:span><text:span text:style-name="T97">would find your </text:span><text:span text:style-name="T98">installp</text:span><text:span text:style-name="T97"> and </text:span><text:span text:style-name="T98">emgr</text:span><text:span text:style-name="T97"> packages in "</text:span><text:span text:style-name="T11">/install/nim/lpp_source/610SNimage_lpp_source/installp/ppc</text:span><text:span text:style-name="T97">". </text:span></text:p>
      <text:p text:style-name="P33">To find the location of the installp_bundle resource files you can use the NIM “lsnim -l” command. <text:s/>For example,</text:p>
      <text:p text:style-name="P32"><text:span text:style-name="T97"><text:tab/></text:span><text:span text:style-name="T10">lsnim -l <text:s/>xCATaixSN61</text:span></text:p>
      <text:p text:style-name="P41"><text:span text:style-name="T77">Starting with xCAT version 2.5 you can use the xCAT </text:span><text:span text:style-name="T78">chkosimage</text:span><text:span text:style-name="T77"> command to do this checking. <text:s text:c="2"/>For example:</text:span></text:p>
      <text:p text:style-name="Text_20_body"><text:span text:style-name="T56"><text:tab/></text:span><text:span text:style-name="T57">chkosimage -V <text:s/>610SNimage</text:span></text:p>
      <text:p text:style-name="P111"><text:span text:style-name="T59">In addition to letting you know what software is missing from your lpp_source the <text:s/></text:span><text:span text:style-name="T58">chkosimage </text:span><text:span text:style-name="T59">will also indicate if there are multiple files that match the entries in your bundle file. <text:s text:c="2"/>This can happen when you use wild cards in the packages names added to the bundle file. <text:s/>In this case </text:span><text:span text:style-name="T58">you must remove any old packages so that there is only one rpm selected for each entry in the bundle file.</text:span></text:p>
      <text:p text:style-name="P111"><text:span text:style-name="T59">To automate this process you may be able to use the “-c” (clean) option of the </text:span><text:span text:style-name="T58">chkosimage</text:span><text:span text:style-name="T59"> command. <text:s/>This option will keep the rpm that was most recently written to the directory and remove the others. <text:s text:c="3"/>(Be careful when using this option!)</text:span></text:p>
      <text:p text:style-name="P111"><text:span text:style-name="T59">For example,</text:span></text:p>
      <text:p text:style-name="P111"><text:span text:style-name="T59"><text:tab/></text:span><text:span text:style-name="T57">chkosimage -V <text:s/>-c 610SNimage</text:span></text:p>
      <text:h text:style-name="Heading_20_2" text:outline-level="2"><text:span text:style-name="_20_Char">Define xCAT networks</text:span></text:h>
      <text:p text:style-name="P23">Create an xCAT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62"/>
      <text:p text:style-name="P10">In our example we will assume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soft-page-break/><text:tab/><text:span text:style-name="T68">mkdef -t network -o net1 net=9.114.0.0 mask=255.255.255.224 <text:tab/><text:tab/><text:tab/><text:tab/>gateway=9.114.113.254</text:span></text:p>
      <text:p text:style-name="P91"><text:span text:style-name="_20_Char"><text:span text:style-name="T70"/></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44">For the processs described in this document we are assuming that the xCAT management node and the LPARs are all on the same network. <text:s/></text:p>
      <text:p text:style-name="P46">However, depending on your specific situation, you may need to create additional NIM network and route definitions. </text:p>
      <text:p text:style-name="P46">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6">To create the NIM network definitions corresponding to the xCAT network definitions you can use the xCAT <text:span text:style-name="T2">xcat2nim</text:span> command.</text:p>
      <text:p text:style-name="P46">For example, to create the NIM definitions corresponding to the xCAT “clstr_net” network you could run the following command.</text:p>
      <text:p text:style-name="P46"><text:tab/><text:span text:style-name="T6">xcat2nim -V -t network -o clstr_net</text:span></text:p>
      <text:p text:style-name="P48"/>
      <text:p text:style-name="P49">Manual method</text:p>
      <text:p text:style-name="P46">The following is an example of how to define a new NIM network using the NIM command line interface. <text:s/></text:p>
      <text:p text:style-name="P49">Step 1</text:p>
      <text:p text:style-name="P46">Create a NIM network definition. <text:s/>Assume the NIM name for the new network is “clstr_net”, the network address is “10.0.0.0”, the network mask is “255.0.0.0”, and the default gateway is “10.0.0.247”.</text:p>
      <text:p text:style-name="P94">nim -o define -t ent -a net_addr=10.0.0.0 -a snm=255.0.0.0 -a <text:tab/>routing1='default 10.0.0.247' clstr_net</text:p>
      <text:p text:style-name="P49">Step 2</text:p>
      <text:p text:style-name="P46">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7"><text:tab/>nim -o change -a if2='clstr_net xcataixmn 0' -a cable_type2=N/A master</text:p>
      <text:p text:style-name="P51">Step 3</text:p>
      <text:p text:style-name="P50"><text:soft-page-break/>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47"><text:tab/>nim -o change -a routing2='master_net 10.0.0.241 8.124.37.24' <text:tab/><text:tab/><text:tab/>clstr_net</text:p>
      <text:p text:style-name="P49">Step 4</text:p>
      <text:p text:style-name="P115">Verify the definitions by running the following commands.</text:p>
      <text:p text:style-name="P73">lsnim -l master</text:p>
      <text:p text:style-name="P73">lsnim -l master_net</text:p>
      <text:p text:style-name="P73">lsnim -l clstr_net</text:p>
      <text:p text:style-name="P44"/>
      <text:p text:style-name="P44">See the NIM documentation for details on creating additional network and route definitions.<text:span text:style-name="T63"> <text:s/>(</text:span><text:span text:style-name="HTML_20_Cite"><text:span text:style-name="T69">IBM AIX Installation Guide and Reference</text:span></text:span><text:span text:style-name="T63">. </text:span><text:a xlink:type="simple" xlink:href="http://www-03.ibm.com/servers/aix/library/index.html"><text:span text:style-name="nobr"><text:span text:style-name="T63">http://www-03.ibm.com/servers/aix/library/index.html</text:span></text:span></text:a><text:span text:style-name="T63">)</text:span></text:p>
      <text:p text:style-name="P52"/>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97">There are two basic ways to create xCAT node groups. <text:s text:c="2"/>You can either set the “groups” attribute of the node definition or you can create a group directly. <text:s/></text:p>
        </text:list-header>
      </text:list>
      <text:p text:style-name="P208"/>
      <text:p text:style-name="P208">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97"/>
        </text:list-header>
      </text:list>
      <text:p text:style-name="P23"><text:tab/><text:span text:style-name="T13">chdef –t node -p –o sn01,sn02 groups=service </text:span></text:p>
      <text:p text:style-name="P23">The “-p” option specifies that “service” be added to any existing value for the “groups” attribute.</text:p>
      <text:list text:style-name="WW8Num2" text:continue-numbering="true">
        <text:list-header>
          <text:p text:style-name="P97">The second option would be to create a new group definition directly using the <text:span text:style-name="T1">mkdef</text:span> command as follows.</text:p>
          <text:p text:style-name="P97"/>
        </text:list-header>
      </text:list>
      <text:p text:style-name="P23"><text:tab/><text:span text:style-name="T13">mkdef –t group –o service members=”sn01,sn02”</text:span></text:p>
      <text:p text:style-name="P23">These two options will result in exactly the same definitions and attribute values being created.</text:p>
      <text:h text:style-name="Heading_20_2" text:outline-level="2"><text:soft-page-break/><text:span text:style-name="_20_Char"><text:span text:style-name="T29"><text:s/></text:span></text:span><text:span text:style-name="_20_Char"><text:span text:style-name="T51">Include customization scripts</text:span></text:span><text:span text:style-name="_20_Char"><text:span text:style-name="T52"> (optional)</text:span></text:span></text:h>
      <text:p text:style-name="P44"><text:span text:style-name="_20_Char"><text:span text:style-name="T29">xCAT supports the running of customization scripts on the nodes when they are installed. <text:s text:c="2"/></text:span></text:span></text:p>
      <text:p text:style-name="P44"><text:span text:style-name="_20_Char"><text:span text:style-name="T29">This support includes:</text:span></text:span></text:p>
      <text:list text:style-name="L5">
        <text:list-item>
          <text:p text:style-name="P130"><text:span text:style-name="_20_Char"><text:span text:style-name="T29">The running of a set of default customization scripts that are required by xCAT.</text:span></text:span></text:p>
          <text:p text:style-name="P151"><text:span text:style-name="_20_Char"><text:span text:style-name="T29">You can see what scripts xCAT will run by default by looking at the “xcatdefaults” entry in the xCAT “postscripts” database table. ( I.e. Run “tabdump postscripts”.). <text:s/>You can change the default setting by using the </text:span></text:span><text:span text:style-name="_20_Char"><text:span text:style-name="T29">xCAT </text:span></text:span><text:span text:style-name="_20_Char"><text:span text:style-name="T30">chtab</text:span></text:span><text:span text:style-name="_20_Char"><text:span text:style-name="T29"> or </text:span></text:span><text:span text:style-name="_20_Char"><text:span text:style-name="T30">tabedit</text:span></text:span><text:span text:style-name="_20_Char"><text:span text:style-name="T29"> command. The scripts are contained in the /install/postscripts directory on the xCAT management node.</text:span></text:span></text:p>
        </text:list-item>
        <text:list-item>
          <text:p text:style-name="P130"><text:span text:style-name="_20_Char"><text:span text:style-name="T29">The optional running of customization scripts provided by xCAT.</text:span></text:span></text:p>
          <text:p text:style-name="P130"><text:span text:style-name="_20_Char"><text:span text:style-name="T29">There is a set of xCAT customization scripts provided in the /install/postscripts directory that can be used to perform optional tasks such as additional adapter configuration. <text:s/></text:span></text:span></text:p>
        </text:list-item>
        <text:list-item>
          <text:p text:style-name="P130"><text:span text:style-name="_20_Char"><text:span text:style-name="T29">The optional running of user-provided customization scripts.</text:span></text:span></text:p>
        </text:list-item>
      </text:list>
      <text:p text:style-name="P44"><text:span text:style-name="_20_Char"><text:span text:style-name="T29"><text:tab/>To have your script run on the nodes:</text:span></text:span></text:p>
      <text:list text:style-name="L6">
        <text:list-item>
          <text:p text:style-name="P139"><text:span text:style-name="_20_Char"><text:span text:style-name="T29">Put a copy of your script in /install/postscripts on the xCAT management node. <text:s/>(Make sure it is executable.)</text:span></text:span></text:p>
        </text:list-item>
        <text:list-item>
          <text:p text:style-name="P139"><text:span text:style-name="_20_Char"><text:span text:style-name="T30">When using service nodes make sure the postscripts are copied to the /install/postscripts directories on each service node.</text:span></text:span></text:p>
        </text:list-item>
        <text:list-item>
          <text:p text:style-name="P139"><text:span text:style-name="_20_Char"><text:span text:style-name="T29">Set the “postscripts” attribute of the node definition to include the comma separated list of the scripts that you want to be executed on the nodes. </text:span></text:span><text:span text:style-name="_20_Char"><text:span text:style-name="T36">The order of the scripts in the list determines the order in which they will be run. </text:span></text:span><text:span text:style-name="_20_Char"><text:span text:style-name="T29">For example, if you want to have your two </text:span></text:span><text:span text:style-name="_20_Char"><text:span text:style-name="T29">scripts called “foo” and “bar” run on node “node01” you could use the </text:span></text:span><text:span text:style-name="_20_Char"><text:span text:style-name="T30">chdef</text:span></text:span><text:span text:style-name="_20_Char"><text:span text:style-name="T29"> command as follows.</text:span></text:span></text:p>
        </text:list-item>
      </text:list>
      <text:p text:style-name="P93"><text:span text:style-name="_20_Char"><text:span text:style-name="T29"><text:tab/><text:tab/></text:span></text:span><text:span text:style-name="_20_Char"><text:span text:style-name="T33">chdef -t node -o node01 -p postbootscripts=foo,bar</text:span></text:span></text:p>
      <text:p text:style-name="P44"><text:span text:style-name="_20_Char"><text:span text:style-name="T36"><text:tab/><text:tab/><text:tab/><text:tab/>(The “-p” means to add these to whatever is already set.)</text:span></text:span></text:p>
      <text:p text:style-name="P44"><text:span text:style-name="_20_Char"><text:span text:style-name="T39"><text:tab/></text:span></text:span><text:span text:style-name="_20_Char"><text:span text:style-name="T39">The customization scripts are run during the post boot process ( during the processing <text:tab/>of /etc/inittab). <text:s text:c="3"/></text:span></text:span></text:p>
      <text:p text:style-name="P44"><text:span text:style-name="_20_Char"><text:span text:style-name="T38">Note#2:</text:span></text:span><text:span text:style-name="_20_Char"><text:span text:style-name="T39"> <text:s/>For diskfull installs if you wish to have a script run after the install but before the first reboot of the node you can create a NIM script resource and add it to your </text:span></text:span><text:span text:style-name="_20_Char"><text:span text:style-name="T35">osimage</text:span></text:span><text:span text:style-name="_20_Char"><text:span text:style-name="T39"> definition. </text:span></text:span></text:p>
      <text:h text:style-name="Heading_20_3" text:outline-level="3"><text:span text:style-name="_20_Char"><text:span text:style-name="T37"><text:s/>Add “servicnode” script for service nodes</text:span></text:span></text:h>
      <text:p text:style-name="P44"><text:span text:style-name="_20_Char"><text:span text:style-name="T37">You must add the “servicenode” script to the </text:span></text:span><text:span text:style-name="_20_Char"><text:span text:style-name="T32">postbootscripts</text:span></text:span><text:span text:style-name="_20_Char"><text:span text:style-name="T37"> attribute of all the service node definitions.</text:span></text:span><text:span text:style-name="_20_Char"><text:span text:style-name="T36"> <text:s/>To do this you could modify each node definition individually or you could simply modify the definition of the “service” group.</text:span></text:span></text:p>
      <text:p text:style-name="P44"><text:soft-page-break/><text:span text:style-name="_20_Char"><text:span text:style-name="T36">For example, to have the “servicenode” postscript run on all nodes in the group called “service” you could run the following command.</text:span></text:span></text:p>
      <text:p text:style-name="P44"><text:span text:style-name="_20_Char"><text:span text:style-name="T31"><text:tab/></text:span></text:span><text:span text:style-name="_20_Char"><text:span text:style-name="T33">chdef -p -t group service postbootscripts=servicenode</text:span></text:span></text:p>
      <text:h text:style-name="Heading_20_3" text:outline-level="3"><text:span text:style-name="_20_Char"><text:span text:style-name="T38"><text:s text:c="2"/>Add NTP setup script (optional)</text:span></text:span></text:h>
      <text:p text:style-name="P6"/>
      <text:p text:style-name="P101">To have xCAT automatically set up ntp on the cluster nodes you must add the <text:span text:style-name="T2">setupntp</text:span> script to the list of postscripts that are run on the nodes. <text:s text:c="2"/></text:p>
      <text:p text:style-name="P101">To do this you can either modify the “postscripts” attribute for each node individually or you can just modify the definition of a group that all the nodes belong to.</text:p>
      <text:p text:style-name="P101">For example, if all your nodes belong to the group “compute” then you could add <text:span text:style-name="T2">setupntp</text:span> to the group definition by running the following command.</text:p>
      <text:p text:style-name="P103"><text:tab/>chdef -p -t group -o compute postscripts=setupntp</text:p>
      <text:p text:style-name="P100"><text:span text:style-name="_20_Char"><text:span text:style-name="T39">Note: In hierarchy cluster, the ntpserver for the compute nodes will be pointed to the their service nodes, so if you want to set up ntp on the compute nodes, make sure the </text:span></text:span><text:span text:style-name="_20_Char"><text:span text:style-name="T39">ntp server is set up correctly on the service nodes, the setupntp postscript can set up both the ntp client and the ntp server.</text:span></text:span></text:p>
      <text:h text:style-name="Heading_20_3" text:outline-level="3"><text:span text:style-name="_20_Char"><text:span text:style-name="T39"><text:s/></text:span></text:span><text:span text:style-name="_20_Char"><text:span text:style-name="T50">Add secondary adapter configuration script (optional)</text:span></text:span></text:h>
      <text:p text:style-name="Standard"><text:span text:style-name="_20_Char"><text:span text:style-name="T46"/></text:span></text:p>
      <text:p text:style-name="Standard"><text:span text:style-name="_20_Char"><text:span text:style-name="T46">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46">attribute as mentioned above. <text:s/>Make sure your script is in the /install/postscripts directory and that it is executable.</text:span></text:span></text:p>
      <text:p text:style-name="Standard"><text:span text:style-name="_20_Char"><text:span text:style-name="T46"/></text:span></text:p>
      <text:p text:style-name="Standard"><text:span text:style-name="_20_Char"><text:span text:style-name="T46">If you wish to configure IB interfaces please refer to: “</text:span></text:span><text:span text:style-name="_20_Char"><text:span text:style-name="T47">xCAT 2 InfiniBand Support</text:span></text:span><text:span text:style-name="_20_Char"><text:span text:style-name="T48">” </text:span></text:span><text:a xlink:type="simple" xlink:href="http://xcat.svn.sourceforge.net/viewvc/xcat/xcat-core/trunk/xCAT-client/share/doc/xCAT2IBsupport.pdf"><text:span text:style-name="_20_Char"><text:span text:style-name="T96">http://xcat.svn.sourceforge.net/viewvc/xcat/xcat-core/trunk/xCAT-client/share/doc/xCAT2IBsupport.pdf</text:span></text:span></text:a><text:span text:style-name="_20_Char"><text:span text:style-name="T48"> </text:span></text:span></text:p>
      <text:p text:style-name="Standard"><text:span text:style-name="_20_Char"><text:span text:style-name="T46"/></text:span></text:p>
      <text:h text:style-name="Heading_20_2" text:outline-level="2">Gather MAC information for the install adapters.</text:h>
      <text:p text:style-name="P20">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here are multiple adapters the first one will be written to the database</text:span>. <text:s/></text:p>
      <text:p text:style-name="P20">The command can also be used to do a ping test on the adapter interfaces to determine which ones could be used to perform the network boot. <text:s/>I<text:span text:style-name="T21">n this case the </text:span><text:soft-page-break/><text:span text:style-name="T21">first adapter that can be successfully used to ping the server will be written to the database.</text:span></text:p>
      <text:p text:style-name="P20">Before running <text:span text:style-name="T2">getmacs</text:span> you must first run the <text:span text:style-name="T2">makeconservercf </text:span><text:span text:style-name="T95">command</text:span>. <text:s/>You need to run <text:span text:style-name="T2">makeconservercf</text:span> any time you add new nodes to the cluster.</text:p>
      <text:p text:style-name="P20"><text:tab/> <text:span text:style-name="T6">makeconservercf</text:span></text:p>
      <text:p text:style-name="P20">Shut down all the nodes that you will be querying for MAC addresses.</text:p>
      <text:p text:style-name="P20"><text:span text:style-name="T6"><text:tab/>rpower aixnodes off</text:span></text:p>
      <text:p text:style-name="P20">To retrieve the MAC address for all the nodes in the group “<text:span text:style-name="T5">aixnodes</text:span>” and write the first adapter MAC to the xCAT database you could issue the following command.</text:p>
      <text:p text:style-name="P108"><text:tab/><text:tab/><text:span text:style-name="T7">getmacs aixnodes</text:span></text:p>
      <text:p text:style-name="P109">To display all adapter information but not write anything to the database.</text:p>
      <text:p text:style-name="P109"><text:tab/><text:tab/><text:span text:style-name="T6">getmacs -d <text:s/>aixnodes</text:span></text:p>
      <text:p text:style-name="P20">To retrieve the MAC address and do a ping test to determine which adapter MAC to use for the node you could issue the following command. <text:s/>(The ping operation may take a while to complete.)</text:p>
      <text:p text:style-name="P108"><text:tab/><text:span text:style-name="T6">getmacs -d aixnodes -S 10.14.0.2 -G 10.14.0.2 -C 10.14.0.4</text:span></text:p>
      <text:p text:style-name="P108">The output would be similar to the following.</text:p>
      <text:p text:style-name="P110"># Type <text:s text:c="2"/>Location Code <text:s text:c="2"/>MAC Address <text:s/>Full Path Name <text:s/>Ping Result <text:s/>Device Type</text:p>
      <text:p text:style-name="Text_20_body"><text:span text:style-name="T88">ent U9125.F2A.024C362-V6-C2-T1 fef9dfb7</text:span><text:span text:style-name="T44">c602 </text:span><text:a xlink:type="simple" xlink:href="/vdevice/l-lan@30000002"><text:span text:style-name="T34">/vdevice/l-lan@30000002</text:span></text:a><text:span text:style-name="T44"> <text:s/>successfu</text:span><text:span text:style-name="T43">l</text:span><text:span text:style-name="T88"> virtual</text:span></text:p>
      <text:p text:style-name="P110">ent U9125.F2A.024C362-V6-C3-T1 fef9dfb7c603 /vdevice/l-lan@30000003 unsuccessful virtual</text:p>
      <text:p text:style-name="P111">From this result you can see that “ <text:span text:style-name="T88">fef9dfb7c602</text:span><text:span text:style-name="T87">” should be used for this nodes MAC address.</text:span></text:p>
      <text:p text:style-name="Text_20_body">For more information on using the <text:span text:style-name="T2">getmacs</text:span> command see the man page.</text:p>
      <text:h text:style-name="P59" text:outline-level="2">Create NIM client &amp; group definitions</text:h>
      <text:p text:style-name="P9">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oft-page-break/><text:s/></text:p>
      <text:p text:style-name="P99">xcat2nim -t node service</text:p>
      <text:p text:style-name="P98"/>
      <text:p text:style-name="P9">To create NIM group definition for the group “service” <text:s/>you could run the following command.</text:p>
      <text:p text:style-name="P14"><text:line-break/><text:tab/><text:span text:style-name="T7">xcat2nim –t group –o service</text:span></text:p>
      <text:p text:style-name="P14"/>
      <text:p text:style-name="P14">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21">NIM database</text:span>).</text:p>
      <text:p text:style-name="Text_20_body"/>
      <text:p text:style-name="P14"><text:span text:style-name="_20_Char"><text:tab/></text:span><text:span text:style-name="_20_Char"><text:span text:style-name="T4">xcat2nim -t node -l service</text:span></text:span></text:p>
      <text:h text:style-name="Heading_20_2" text:outline-level="2"><text:span text:style-name="_20_Char"><text:s text:c="2"/>Create prescripts (optional)</text:span></text:h>
      <text:p text:style-name="P107"><text:span text:style-name="_20_Char"/></text:p>
      <text:p text:style-name="P107"><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07"><text:span text:style-name="_20_Char"/></text:p>
      <text:p text:style-name="P107"><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07"><text:span text:style-name="_20_Char"/></text:p>
      <text:p text:style-name="P107"><text:span text:style-name="_20_Char">You can specify a script to be run at the beginning of the </text:span><text:span text:style-name="_20_Char"><text:span text:style-name="T2">nimnodeset</text:span></text:span><text:span text:style-name="_20_Char"> or </text:span><text:span text:style-name="_20_Char"><text:span text:style-name="T2">mkdsklsnode</text:span></text:span><text:span text:style-name="_20_Char"> command by setting the <text:s/></text:span><text:span text:style-name="_20_Char"><text:span text:style-name="T5">prescripts-begin</text:span></text:span><text:span text:style-name="_20_Char"> node attribute. </text:span></text:p>
      <text:p text:style-name="P107"><text:span text:style-name="_20_Char"/></text:p>
      <text:p text:style-name="P107"><text:span text:style-name="_20_Char">You can specify a script to be run at the end of the commands using the <text:s/></text:span><text:span text:style-name="_20_Char"><text:span text:style-name="T5">prescripts-end</text:span></text:span><text:span text:style-name="_20_Char"> node attribute.</text:span></text:p>
      <text:p text:style-name="P107"><text:span text:style-name="_20_Char"><text:span text:style-name="T105"/></text:span></text:p>
      <text:p text:style-name="P107"><text:span text:style-name="_20_Char"><text:span text:style-name="T105">The format of the entry is:</text:span></text:span></text:p>
      <text:p text:style-name="P107"><text:span text:style-name="_20_Char"><text:span text:style-name="T107"><text:tab/>[action1]:s1,s2...[|action2:s3,s4,s5...]...</text:span></text:span></text:p>
      <text:p text:style-name="P107"><text:span text:style-name="T106">where:</text:span></text:p>
      <text:p text:style-name="P107"><text:span text:style-name="_20_Char"><text:span text:style-name="T105"><text:tab/></text:span></text:span><text:span text:style-name="_20_Char"><text:span text:style-name="T108">action*</text:span></text:span><text:span text:style-name="_20_Char"><text:span text:style-name="T109"> </text:span></text:span><text:span text:style-name="_20_Char"><text:span text:style-name="T105"><text:s/>is either “standalone” or “diskless”</text:span></text:span></text:p>
      <text:p text:style-name="P107"><text:span text:style-name="_20_Char"><text:span text:style-name="T105"><text:tab/></text:span></text:span><text:span text:style-name="_20_Char"><text:span text:style-name="T107">s1,s2..<text:tab/></text:span></text:span><text:span text:style-name="_20_Char"><text:span text:style-name="T110">are the prescripts to run for this action</text:span></text:span></text:p>
      <text:p text:style-name="P107"><text:span text:style-name="_20_Char"><text:span text:style-name="T110"/></text:span></text:p>
      <text:p text:style-name="P107"><text:span text:style-name="_20_Char">The attributes may be set using the </text:span><text:span text:style-name="_20_Char"><text:span text:style-name="T2">chdef</text:span></text:span><text:span text:style-name="_20_Char"> command. <text:s text:c="2"/></text:span></text:p>
      <text:p text:style-name="P107"><text:span text:style-name="_20_Char"/></text:p>
      <text:p text:style-name="P107"><text:span text:style-name="_20_Char">For example, if you wish to run the </text:span><text:span text:style-name="_20_Char"><text:span text:style-name="T5">foo</text:span></text:span><text:span text:style-name="_20_Char"> and </text:span><text:span text:style-name="_20_Char"><text:span text:style-name="T8">bar</text:span></text:span><text:span text:style-name="_20_Char"> prescripts at the beginning of the </text:span><text:span text:style-name="_20_Char"><text:span text:style-name="T2">nimnodeset</text:span></text:span><text:span text:style-name="_20_Char"> command you would run a command similar to the following.</text:span></text:p>
      <text:p text:style-name="P107"><text:span text:style-name="_20_Char"/></text:p>
      <text:p text:style-name="Standard"><text:span text:style-name="_20_Char"><text:tab/></text:span><text:span text:style-name="_20_Char"><text:span text:style-name="T6">chdef -t node -o node01 <text:s/>prescripts-begin=”standalone:foo,bar”</text:span></text:span></text:p>
      <text:p text:style-name="Standard"><text:soft-page-break/><text:span text:style-name="_20_Char">When you run the </text:span><text:span text:style-name="_20_Char"><text:span text:style-name="T2">nimnodeset</text:span></text:span><text:span text:style-name="_20_Char"> command it will start by checking each node definition and will run any scripts that are specified by the <text:s/></text:span><text:span text:style-name="_20_Char"><text:span text:style-name="T8">prescripts-begin </text:span></text:span><text:span text:style-name="_20_Char"><text:span text:style-name="T28">attributes. <text:s/></text:span></text:span></text:p>
      <text:p text:style-name="Standard"><text:span text:style-name="_20_Char"><text:span text:style-name="T28"/></text:span></text:p>
      <text:p text:style-name="Standard"><text:span text:style-name="_20_Char"><text:span text:style-name="T28">Similarly, the last thing the command will do is run any scripts that were specified by the <text:s/></text:span></text:span><text:span text:style-name="_20_Char"><text:span text:style-name="T8">prescripts-end <text:s/></text:span></text:span><text:span text:style-name="_20_Char"><text:span text:style-name="T28">attributes.</text:span></text:span></text:p>
      <text:p text:style-name="Standard"><text:span text:style-name="_20_Char"><text:span text:style-name="T28"/></text:span></text:p>
      <text:p text:style-name="Text_20_body"><text:span text:style-name="_20_Char"><text:span text:style-name="T28">For more information about using the xCAT prescript support refer to the “</text:span></text:span><text:span text:style-name="_20_Char"><text:span text:style-name="T112">xCAT2 Top Doc</text:span></text:span><text:span text:style-name="_20_Char"><text:span text:style-name="T111">”, </text:span></text:span><text:span text:style-name="_20_Char"><text:span text:style-name="T94">( </text:span></text:span><text:a xlink:type="simple" xlink:href="http://xcat.svn.sourceforge.net/viewvc/xcat/xcat-core/trunk/xCAT-client/share/doc/xCAT2top.pdf"><text:span text:style-name="_20_Char"><text:span text:style-name="T94">http://xcat.svn.sourceforge.net/viewvc/xcat/xcat-core/trunk/xCAT-client/share/doc/xCAT2top.pdf</text:span></text:span></text:a><text:span text:style-name="_20_Char"><text:span text:style-name="T94">)</text:span></text:span></text:p>
      <text:h text:style-name="Heading_20_2" text:outline-level="2"><text:span text:style-name="_20_Char">Initialize the AIX/NIM <text:s/>nodes</text:span></text:h>
      <text:p text:style-name="Standard"><text:span text:style-name="_20_Char"/></text:p>
      <text:p text:style-name="P14"><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4"/>
      <text:p text:style-name="P14"><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4">610SNimage</text:span></text:span><text:span text:style-name="_20_Char">” you could issue the following command.</text:span></text:p>
      <text:p text:style-name="P14"><text:span text:style-name="_20_Char"/></text:p>
      <text:p text:style-name="P70">nimnodeset -i <text:s/><text:span text:style-name="T19">610SNimage </text:span>service</text:p>
      <text:p text:style-name="P14">To verify that you have allocated all the NIM resources that you need you can run the “<text:span text:style-name="T1">lsnim –l</text:span>” command. <text:s/>For example, to check the node “clstrn01” <text:s/>you could run the following command.</text:p>
      <text:p text:style-name="P15"/>
      <text:p text:style-name="P68">lsnim -l clstrn01</text:p>
      <text:p text:style-name="P24"><text:span text:style-name="_20_Char"><text:span text:style-name="T63">The command </text:span></text:span><text:span text:style-name="T63">will also set the “</text:span><text:span text:style-name="T67">profile</text:span><text:span text:style-name="_20_Char"><text:span text:style-name="T63">” attribute in the xCAT node definitions to “</text:span></text:span><text:span text:style-name="_20_Char"><text:span text:style-name="T67">610SNimage</text:span></text:span><text:span text:style-name="_20_Char"><text:span text:style-name="T63"> “. <text:s/>Once this attribute is set you can run the </text:span></text:span><text:span text:style-name="_20_Char"><text:span text:style-name="T65">nimnodeset</text:span></text:span><text:span text:style-name="_20_Char"><text:span text:style-name="T63"> command without the “-i” option.</text:span></text:span></text:p>
      <text:p text:style-name="Standard"><text:span text:style-name="_20_Char"><text:span text:style-name="T27">Note</text:span></text:span><text:span text:style-name="_20_Char"><text:span text:style-name="T26">: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6">, </text:span></text:span><text:span text:style-name="_20_Char"><text:span text:style-name="T5">/etc/exports</text:span></text:span><text:span text:style-name="_20_Char"><text:span text:style-name="T26">, <text:s/>and the node “info” file in the </text:span></text:span><text:span text:style-name="_20_Char"><text:span text:style-name="T5">/tftpboot</text:span></text:span><text:span text:style-name="_20_Char"><text:span text:style-name="T26"> directory.</text:span></text:span></text:p>
      <text:p text:style-name="P29"/>
      <text:h text:style-name="Heading_20_2" text:outline-level="2"><text:s/>Open a remote console (optional)</text:h>
      <text:p text:style-name="P23">You can open a remote console to monitor the boot progress using the xCAT <text:span text:style-name="T1">rcons</text:span> command. <text:s/>This command requires that you have <text:span text:style-name="T2">conserver</text:span> installed and configured. <text:s/></text:p>
      <text:p text:style-name="P43">If you wish to monitor a network installation you must run rcons before initiating a network boot.</text:p>
      <text:p text:style-name="P117"><text:tab/><text:tab/>To configure conserver run:</text:p>
      <text:p text:style-name="P69"><text:span text:style-name="T2">makeconservercf </text:span><text:s text:c="3"/></text:p>
      <text:p text:style-name="P23">To start a console:</text:p>
      <text:p text:style-name="P71"><text:soft-page-break/>rcons node01</text:p>
      <text:p text:style-name="P26">Note: <text:s/>You must always run makeconservercf after you define new cluster nodes.</text:p>
      <text:h text:style-name="Heading_20_2" text:outline-level="2">Initiate a network boot</text:h>
      <text:p text:style-name="P20">Initiate a remote network boot request using the xCAT <text:span text:style-name="T2">rnetboot</text:span> command. <text:s/>For example, to initiate a network boot of all nodes in the group “<text:span text:style-name="T5">service</text:span>” you could issue the following command.</text:p>
      <text:p text:style-name="P79">rnetboot <text:s/>service</text:p>
      <text:p text:style-name="P21"><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80">chdef -t site -o clustersite ppctimeout=180</text:p>
      <text:h text:style-name="Heading_20_2" text:outline-level="2">Verify the deployment</text:h>
      <text:list text:style-name="WW8Num33">
        <text:list-header>
          <text:p text:style-name="P162"/>
        </text:list-header>
      </text:list>
      <text:list text:style-name="WW8Num33">
        <text:list-item text:start-value="1">
          <text:p text:style-name="P175">If you opened a remote console using <text:span text:style-name="T2">rcons</text:span> you can watch the progress of the installation.</text:p>
        </text:list-item>
        <text:list-item>
          <text:p text:style-name="P179">For p6 lpars, it may be helpful to bring up the HMC web interface in a browser and watch the lpar status and reference codes as the node boots.</text:p>
        </text:list-item>
        <text:list-item>
          <text:p text:style-name="P175">You can use the AIX <text:span text:style-name="kwd"><text:span text:style-name="T1">lsnim</text:span></text:span> command to see the state of the NIM installation for a particular node, by running the following command on the NIM master: </text:p>
          <text:p text:style-name="P163"><text:span text:style-name="T13">lsnim -l &lt;</text:span><text:span text:style-name="var"><text:span text:style-name="T13">clientname&gt;</text:span></text:span></text:p>
        </text:list-item>
        <text:list-item>
          <text:p text:style-name="P175"><text:span text:style-name="var"><text:span text:style-name="T20">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3"><text:s/></text:span></text:span>Retry and troubleshooting tips: </text:h>
      <text:list text:style-name="L7">
        <text:list-item>
          <text:p text:style-name="P173"><text:span text:style-name="var"><text:span text:style-name="T20">If a node did not boot up:</text:span></text:span></text:p>
        </text:list-item>
      </text:list>
      <text:list text:style-name="L8">
        <text:list-item>
          <text:p text:style-name="P180"><text:span text:style-name="var"><text:span text:style-name="T20">Verify network connections. Try a ping test using the HMC console.</text:span></text:span></text:p>
        </text:list-item>
        <text:list-item>
          <text:p text:style-name="P180">For bootp, check /etc/bootptab to make sure an entry exists for the node.</text:p>
          <text:p text:style-name="P145">For dhcp, check <text:span text:style-name="T64">/var/lib/dhcp/db/dhcpd.leases to make sure an entry exists for the node</text:span></text:p>
        </text:list-item>
        <text:list-item>
          <text:p text:style-name="P180">Verify that the information in /tftpboot/&lt;node&gt;.info is correct.</text:p>
        </text:list-item>
        <text:list-item>
          <text:p text:style-name="P180">Stop and restart inetd:</text:p>
        </text:list-item>
      </text:list>
      <text:p text:style-name="P210">stopsrc -s inetd</text:p>
      <text:list text:style-name="L9">
        <text:list-header>
          <text:p text:style-name="P220">startsrc -s inetd</text:p>
        </text:list-header>
        <text:list-item>
          <text:p text:style-name="P221">Stop and restart tftp:</text:p>
        </text:list-item>
      </text:list>
      <text:p text:style-name="P210">stopsrc -s tftpd</text:p>
      <text:p text:style-name="P12"><text:tab/><text:tab/><text:tab/>startsrc -s tftpd</text:p>
      <text:list text:style-name="L10">
        <text:list-item>
          <text:p text:style-name="P184"><text:soft-page-break/>Verify NFS is running properly and mounts can be performed with this NFS server:</text:p>
        </text:list-item>
      </text:list>
      <text:list text:style-name="L11">
        <text:list-item text:start-value="1">
          <text:p text:style-name="P194">View /etc/exports for correct mount information. <text:s/></text:p>
        </text:list-item>
        <text:list-item>
          <text:p text:style-name="P194">Run the <text:span text:style-name="T2">showmount</text:span> and <text:span text:style-name="T2">exportfs</text:span> commands. </text:p>
        </text:list-item>
        <text:list-item>
          <text:p text:style-name="P194">Stop and restart the NFS and related daemons:</text:p>
        </text:list-item>
      </text:list>
      <text:p text:style-name="P216">stopsrc -g nfs</text:p>
      <text:p text:style-name="P216">startsrc -g nfs</text:p>
      <text:list text:style-name="L11">
        <text:list-item text:start-value="1">
          <text:p text:style-name="P194"><text:span text:style-name="var"><text:span text:style-name="T20">Attempt to mount a filesystem from another system on the network.</text:span></text:span></text:p>
        </text:list-item>
        <text:list-item>
          <text:p text:style-name="P191"><text:s/>You may need to reset the NIM client definition and start over.</text:p>
        </text:list-item>
      </text:list>
      <text:p text:style-name="P66">nim -Fo reset node01</text:p>
      <text:p text:style-name="P63"><text:span text:style-name="var"><text:span text:style-name="T18">nim -o deallocate -a subclass=all node01</text:span></text:span></text:p>
      <text:p text:style-name="P63"><text:span text:style-name="var"><text:span text:style-name="T14"/></text:span></text:p>
      <text:list text:style-name="L7">
        <text:list-item text:start-value="1">
          <text:p text:style-name="P173"><text:span text:style-name="var"><text:span text:style-name="T20">If the node booted but one or more customization scripts did not run correctly:</text:span></text:span></text:p>
        </text:list-item>
        <text:list-item>
          <text:p text:style-name="P185"><text:span text:style-name="var"><text:span text:style-name="T20">You can check the /var/log/messages file on the management node and the var/log/xcat/xcat.log file on the node (if it is up) to see if any error messages were produced during the installation.</text:span></text:span></text:p>
        </text:list-item>
        <text:list-item>
          <text:p text:style-name="P185">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text:span text:style-name="T5">/install/postscripts/configeth</text:span>. <text:s/>It illustrate how to use a specific naming convention to automatically configure interfaces on the node. <text:s text:c="2"/>You can modify this script for your environment and then run it on the node using <text:span text:style-name="T2">updatenode</text:span>.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91">xCAT 2 InfiniBand Support</text:span><text:span text:style-name="T89">” </text:span><text:a xlink:type="simple" xlink:href="http://xcat.svn.sourceforge.net/viewvc/xcat/xcat-core/trunk/xCAT-client/share/doc/xCAT2IBsupport.pdf"><text:span text:style-name="T90">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text:soft-page-break/></text:p>
      <text:p text:style-name="Standard">There are several things that can be done to verify that the service nodes have been configured correctly.</text:p>
      <text:p text:style-name="Standard"/>
      <text:list text:style-name="L12">
        <text:list-item>
          <text:p text:style-name="P122">Check if NIM has been installed and configured by running “<text:span text:style-name="T2">lsnim</text:span>” or some other basic NIM command on the service node.</text:p>
        </text:list-item>
        <text:list-item>
          <text:p text:style-name="P122">Check to see if all the additional software has been installed. <text:s/>For example, Run “<text:span text:style-name="T2">rpm -qa</text:span>” to see if the xCAT and dependency software is installed.</text:p>
        </text:list-item>
        <text:list-item>
          <text:p text:style-name="P122">Try running some xCAT commands such as “<text:span text:style-name="T2">lsdef -a”</text:span><text:span text:style-name="T95">to see if the xcatd daemon is running and if data can be retrieved from the xCAT database on the management node.</text:span></text:p>
        </text:list-item>
        <text:list-item>
          <text:p text:style-name="P125">If using SSH for your remote shell try to <text:span text:style-name="T2">ssh</text:span> to the service nodes from the management node.</text:p>
        </text:list-item>
        <text:list-item>
          <text:p text:style-name="P125">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3">In order to boot a diskless AIX node using xCAT and NIM you must create an xCAT <text:span text:style-name="T5">osimage</text:span> definition as well as several NIM resources.</text:p>
      <text:p text:style-name="P23">You can use the xCAT <text:span text:style-name="T2">mknimimage</text:span> command to automate this process.</text:p>
      <text:p text:style-name="P23"><text:span text:style-name="T29">There are several NIM resources that must be created in order to deploy a diskless node. The main resource is the NIM SPOT (Shared Product Object Tree). <text:s/>An AIX </text:span><text:span text:style-name="T29">diskless image is essentially a SPOT. <text:s/>It</text:span><text:span text:style-name="T26"> </text:span>provides a <text:span text:style-name="Strong_20_Emphasis">/usr</text:span> file system for diskless nodes and a root directory whose contents will be used for the initial diskless nodes root directory. It also provides network boot support. <text:s/></text:p>
      <text:p text:style-name="P23"><text:span text:style-name="T26">When you run the command you must provide a source for the installable images. <text:s/>This could be the AIX product media, a directory containing the AIX images, <text:s/>or the name of an existing NIM </text:span><text:span text:style-name="T5">lpp_source</text:span><text:span text:style-name="T26"> resource. <text:s/>You must also provide a name for the </text:span><text:span text:style-name="T5">osimage</text:span><text:span text:style-name="T26"> you wish to create. <text:s/>This name will be used for the NIM SPOT resource that is created as well as the name of the xCAT </text:span><text:span text:style-name="T5">osimage</text:span><text:span text:style-name="T26"> definition. The naming convention for the other NIM resources that are created is the </text:span><text:span text:style-name="T5">osimage</text:span><text:span text:style-name="T26"> name followed by the NIM resource type, (ex. “ </text:span><text:span text:style-name="T5">61cosi_lpp_source</text:span><text:span text:style-name="T26">”). </text:span></text:p>
      <text:p text:style-name="P17">Stateful or stateless?</text:p>
      <text:p text:style-name="P27">You can choose to have your diskless nodes be either “stateful” or “stateless”. If you want a “stateful” node you must use a NIM “root” resource. <text:s text:c="2"/>If you want a “stateless” node you must use a NIM “shared_root” resource.</text:p>
      <text:p text:style-name="P27">A “stateful” diskless node preserves its state in individual mounted root filesystems. <text:s/>When the node is shut down and rebooted, any information that was written to a root filesystem will be available</text:p>
      <text:p text:style-name="P27"><text:soft-page-break/>A “stateless “ diskless node uses a mounted root filesystem that is shared with other nodes. <text:s/>When it writes to its root directory the information is actually written to memory. <text:s/>If the node is shut down and rebooted any data that was written is lost. <text:s/>Any node-specific information must be re-established when the node is booted.</text:p>
      <text:p text:style-name="P27">The advantage of stateless nodes is that there is much less network traffic and fewer resources used which is especially important in a large cluster environment.</text:p>
      <text:p text:style-name="P27">For more information regarding the NIM “root” and “shared_root” resource refer to the NIM documentation.</text:p>
      <text:p text:style-name="P27"><text:span text:style-name="T21">If you wish to set up stateless cluster nodes you must use the “-r” option when you run the </text:span><text:span text:style-name="T23">mknimimage</text:span><text:span text:style-name="T21"> command. </text:span><text:s/>The default behavior would be to set up stateful nodes.</text:p>
      <text:p text:style-name="P23">For example, to create a stateless-diskless osimage called “<text:span text:style-name="T8">61cosi</text:span>” using the <text:s/>software contained in the <text:span text:style-name="T8">/myimages</text:span> directory you could issue the following command.</text:p>
      <text:p text:style-name="P23"><text:tab/><text:span text:style-name="T68">mknimimage -r -t diskless -s /myimages 61cosi</text:span></text:p>
      <text:p text:style-name="P23">(Note that this operation could take a while to complete!)</text:p>
      <text:p text:style-name="P23"><text:span text:style-name="T2">Caution:</text:span> D<text:span text:style-name="T29">o not interrupt (kill) a NIM process while it is creating a SPOT resource. </text:span></text:p>
      <text:p text:style-name="P23"><text:span text:style-name="T54">Starting with xCAT version 2.5 you can also use the “-D” option to specify that a dump resource should be created.</text:span><text:span text:style-name="T55"> <text:s/>See the section called “</text:span><text:span text:style-name="T49">ISCSI dump support” in the following document for more information on the diskless ISCSI dump support. </text:span><text:span text:style-name="T85">( </text:span><text:a xlink:type="simple" xlink:href="http://xcat.svn.sourceforge.net/viewvc/xcat/xcat-core/trunk/xCAT-client/share/doc/xCAT2onAIXDiskless.pdf"><text:span text:style-name="T86">http://xcat.svn.sourceforge.net/viewvc/xcat/xcat-core/trunk/xCAT-client/share/doc/xCAT2onAIXDiskless.pdf)</text:span></text:a></text:p>
      <text:p text:style-name="P23"><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3">The <text:span text:style-name="T2">mknimimage</text:span> command will display a summary of what was created when it completes. <text:s/>For example:</text:p>
      <text:p text:style-name="P107"><text:tab/><text:span text:style-name="T5">Object name: </text:span><text:span text:style-name="T17">61cosi</text:span></text:p>
      <text:p text:style-name="P64"><text:s text:c="4"/>imagetype=NIM</text:p>
      <text:p text:style-name="P64"><text:s text:c="4"/>lpp_source=<text:span text:style-name="T18">61cosi</text:span>_lpp_source</text:p>
      <text:p text:style-name="P64"><text:s text:c="4"/>nimtype=diskless</text:p>
      <text:p text:style-name="P64"><text:s text:c="4"/>osname=AIX</text:p>
      <text:p text:style-name="P64"><text:s text:c="4"/>paging=<text:span text:style-name="T18">61cosi</text:span>_paging</text:p>
      <text:p text:style-name="P64"><text:s text:c="4"/>shared_root=<text:span text:style-name="T18">61cosi</text:span>_shared_root</text:p>
      <text:p text:style-name="P64"><text:s text:c="4"/>spot=<text:span text:style-name="T18">61cosi</text:span></text:p>
      <text:p text:style-name="P23">The NIM resources will be created in a subdirectory of <text:span text:style-name="T3">/install/nim </text:span><text:span text:style-name="T26">by default.</text:span> <text:s/>You can use the “-l” option to specify a different location.</text:p>
      <text:p text:style-name="P23">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6">you could run the command as follows. <text:s/></text:span></text:p>
      <text:p text:style-name="P28"><text:soft-page-break/><text:tab/>mknimimage -t diskless -s /dev/cd0 61cosi resolv_conf=61cosi_resolv_conf</text:p>
      <text:p text:style-name="P23"><text:span text:style-name="T2">Any additional NIM resources specified on the command line must be previously created using NIM interfaces. </text:span><text:s/>(Which means NIM must already have been configured previously. )</text:p>
      <text:p text:style-name="P54"><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54">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54">To get details for the NIM resource definitions use the AIX <text:span text:style-name="T2">lsnim</text:span> command. For example, if the name of your SPOT resource is "<text:span text:style-name="T5">61cosi</text:span>" then you could get the details by running: <text:s text:c="2"/></text:p>
      <text:p text:style-name="P54"><text:tab/><text:span text:style-name="T67">lsnim -l 61cosi</text:span></text:p>
      <text:p text:style-name="P54">To see the actual contents of a NIM resource use "<text:span text:style-name="T5">nim -o showres &lt;resource name&gt;</text:span>". <text:s/>For example, to get a list of the software installed in your SPOT you could run:</text:p>
      <text:p text:style-name="P54"><text:s text:c="8"/><text:span text:style-name="T68">nim -o showres <text:s/>61cosi</text:span></text:p>
      <text:h text:style-name="Heading_20_2" text:outline-level="2">Update the image (SPOT) </text:h>
      <text:list text:style-name="WW8Num18">
        <text:list-item>
          <text:list>
            <text:list-header>
              <text:p text:style-name="P206">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34">You must install any additional software you need and make any customizations to the image before you boot the nodes.</text:p>
      <text:p text:style-name="P38"><text:span text:style-name="T97">For more information on updating a diskless image see the document <text:s/>called “</text:span><text:span text:style-name="T101">Updating AIX cluster nodes” (</text:span><text:a xlink:type="simple" xlink:href="http://xcat.svn.sourceforge.net/viewvc/xcat/xcat-core/trunk/xCAT-client/share/doc/xCAT2onAIXUpdates.pdf"><text:span text:style-name="T21">http://xcat.svn.sourceforge.net/viewvc/xcat/xcat-core/trunk/xCAT-client/share/doc/xCAT2onAIXUpdates.pdf</text:span></text:a><text:a xlink:type="simple" xlink:href="https://xcat.svn.sourceforge.net/svnroot/xcat/xcat-core/trunk/xCAT-client/share/doc/xCAT2onAIXUpdates.odt"><text:span text:style-name="T21">)</text:span></text:a></text:p>
      <text:h text:style-name="Heading_20_3" text:outline-level="3">Update options</text:h>
      <text:p text:style-name="P39">There are basically three types of updates you can do to a SPOT.</text:p>
      <text:h text:style-name="Heading_20_4" text:outline-level="4"><text:span text:style-name="T2">Add or update software</text:span> </text:h>
      <text:p text:style-name="P67">The SPOT created in the previous step should be considered the basic <text:span text:style-name="T2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97">)</text:span></text:p>
      <text:p text:style-name="P76"><text:soft-page-break/><text:span text:style-name="T95">You can use t</text:span>he <text:span text:style-name="T2">mknimimage</text:span> “-u” option to update software in the diskless image (SPOT). <text:s text:c="2"/></text:p>
      <text:p text:style-name="P76">To do this you can update your xCAT <text:span text:style-name="T5">osimage</text:span> definition with any “installp_bundles”, “otherpkgs” <text:s/>you wish to add and then run the <text:span text:style-name="T2">mknimimage -u</text:span> command.</text:p>
      <text:p text:style-name="P67"><text:span text:style-name="T29">Use the </text:span><text:span text:style-name="T30">chdef</text:span><text:span text:style-name="T29"> command to update the osimage definition. <text:s/>For example:</text:span></text:p>
      <text:p text:style-name="P76"><text:span text:style-name="T66"><text:tab/></text:span><text:span text:style-name="T68">chdef -t osimage -o <text:s/>61cosi <text:s/>installp_bundle=”hpcbnd,labbnd”</text:span></text:p>
      <text:p text:style-name="P77"><text:span text:style-name="T69">Once the </text:span><text:span text:style-name="T67">osimage</text:span><text:span text:style-name="T69"> definition is updated you can run </text:span><text:span text:style-name="T70">mknimimage</text:span><text:span text:style-name="T69">.</text:span></text:p>
      <text:p text:style-name="P67"><text:tab/><text:span text:style-name="T6">mknimimage -u 61cosi</text:span></text:p>
      <text:p text:style-name="P78"><text:span text:style-name="T2">Note: </text:span>You can also specify “installp_bundle” and “otherpkgs” on the command line. <text:s/>However in this case you wouldn't have a record (in the database) of what software was added to the SPOT.</text:p>
      <text:h text:style-name="Heading_20_4" text:outline-level="4">Update system configuration files.</text:h>
      <text:p text:style-name="P116"/>
      <text:p text:style-name="P76"><text:span text:style-name="T97">You can also add other configuration files such as /etc/passwd etc. <text:s/>These files will then be available to every node that boots with this imag</text:span>e.</text:p>
      <text:p text:style-name="P76">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67"><text:span text:style-name="T29">For more information on using the <text:s/>synchronization file function see the document called “</text:span><text:span text:style-name="T42">How to sync files in xCAT</text:span><text:span text:style-name="T53">”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67"><text:span text:style-name="T29">Use the </text:span><text:span text:style-name="T30">chdef</text:span><text:span text:style-name="T29"> command to update the </text:span><text:span text:style-name="T31">osimage</text:span><text:span text:style-name="T29"> definition. <text:s/>For example:</text:span></text:p>
      <text:p text:style-name="P76"><text:span text:style-name="T66"><text:tab/></text:span><text:span text:style-name="T68">chdef -t osimage -o <text:s/>61cosi <text:s/>synclists=”/u/test/mysyncfiles”</text:span></text:p>
      <text:p text:style-name="P77"><text:span text:style-name="T69">Once the </text:span><text:span text:style-name="T67">osimage</text:span><text:span text:style-name="T69"> definition is updated you can run </text:span><text:span text:style-name="T70">mknimimage</text:span><text:span text:style-name="T69">.</text:span></text:p>
      <text:p text:style-name="P67"><text:tab/><text:span text:style-name="T6">mknimimage -u 61cosi</text:span></text:p>
      <text:p text:style-name="P67">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67"><text:span text:style-name="T29">Starting with xCAT 2.5 and AIX 6.1.6 the </text:span><text:span text:style-name="T30">xcatchroot</text:span><text:span text:style-name="T29"> command can be used to modify the SPOT using the AIX </text:span><text:span text:style-name="T30">chroot</text:span><text:span text:style-name="T29"> command. <text:s/></text:span></text:p>
      <text:p text:style-name="P67"><text:span text:style-name="T29">The </text:span><text:span text:style-name="T30">xcatchroot</text:span><text:span text:style-name="T29"> command will take care of any of the required setup so that the command you provide will be able to run in the spot chroot environment. <text:s/>It will also mount the lpp_source resource listed in the </text:span><text:span text:style-name="T31">osimage</text:span><text:span text:style-name="T29"> definition so that you can access additional software that you may wish to install.</text:span></text:p>
      <text:p text:style-name="P76"><text:soft-page-break/>For example, to set the root password to "cluster" in the spot, (so that when the diskless node boots it will have a root password set), <text:s/>you could run a command similar to the following.</text:p>
      <text:p text:style-name="P67"><text:span text:style-name="T29"><text:tab/></text:span><text:span text:style-name="T33">xcatchroot -i <text:s/>61cosi "/usr/bin/echo root:cluster | /usr/bin/chpasswd -c"</text:span></text:p>
      <text:p text:style-name="P67"><text:span text:style-name="T29">See the </text:span><text:span text:style-name="T30">xcatchroot</text:span><text:span text:style-name="T29"> man page for more details. <text:s/></text:span></text:p>
      <text:p text:style-name="P67"><text:span text:style-name="T30">Caution: <text:s/></text:span><text:span text:style-name="T29"><text:s/></text:span></text:p>
      <text:p text:style-name="P65"><text:span text:style-name="T29">Be very careful when using </text:span><text:span text:style-name="T30">chroot</text:span><text:span text:style-name="T29"> on a SPOT. <text:s/>It is easy to get the SPOT into an unusable state! <text:s text:c="2"/>It may be adviseable to make a copy of </text:span><text:span text:style-name="T29">the SPOT before you try to run any commands that have an uncertain outcome. <text:s text:c="2"/></text:span></text:p>
      <text:p text:style-name="P34">When you are done updating a NIM spot resource you should always run the NIM check operation on the spot.</text:p>
      <text:p text:style-name="P34"><text:tab/><text:span text:style-name="T6">nim -Fo check 61cosi</text:span></text:p>
      <text:p text:style-name="P34">For more information on updating a diskless image see the document <text:s/>called “<text:span text:style-name="T100">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34">See the section titled “Updating diskless nodes”</text:p>
      <text:h text:style-name="Heading_20_3" text:outline-level="3">Adding required software</text:h>
      <text:p text:style-name="P34"><text:span text:style-name="T21">You will have to install </text:span><text:span text:style-name="T12">openssl</text:span><text:span text:style-name="T21"> and </text:span><text:span text:style-name="T12">openssh</text:span><text:span text:style-name="T21"> along with several additional requisite software packages.</text:span></text:p>
      <text:p text:style-name="P35">The basic process is:</text:p>
      <text:list text:style-name="L13">
        <text:list-item>
          <text:p text:style-name="P165">Copy the required software to the lpp_source resource that you used to create your SPOT.</text:p>
        </text:list-item>
        <text:list-item>
          <text:p text:style-name="P167">Install the software in the SPOT.</text:p>
        </text:list-item>
      </text:list>
      <text:h text:style-name="Heading_20_4" text:outline-level="4">Copy the software.</text:h>
      <text:p text:style-name="P34">You will need to update the SPOT with the openssl and openssh filesets <text:span text:style-name="T21">as well as some prerequisite RPM packages that were included in the xCAT dependency tar file. </text:span><text:s text:c="3"/></text:p>
      <text:p text:style-name="P34">The required software is specified in the sample bundle file discussed below. <text:s/>The installp filesets should be available from the AIX product media. <text:s/>The prerequisite rpms are available in the dep-aix-&lt;version&gt;.tar.gz tar file that you downloaded from the xCAT download page.</text:p>
      <text:p text:style-name="Text_20_body"><text:span text:style-name="T21">The required software must be copied to the NIM lpp_source resource that is being used for this OS image. </text:span><text:s/>The easiest way to do this is to use the “nim -o update” command.</text:p>
      <text:p text:style-name="P34"><text:soft-page-break/>For example, assume all the required software has been copied and unwrapped in the /tmp/images directory and that the name of the NIM lpp_source resource is “61cosi_lpp_source”.</text:p>
      <text:p text:style-name="P34">Starting in xCAT 2.5 the software will be found in subdirectories corresponding to the level of AIX you are using.</text:p>
      <text:p text:style-name="P34"><text:span text:style-name="T2">Note:</text:span> <text:s/>Typically all the rpms are copied to the lpp_source resource even though they are not all used when installing a compute node.</text:p>
      <text:p text:style-name="P34">For example, to copy all the rpms from the dep-aix package you could run the following command.</text:p>
      <text:p text:style-name="P40"><text:tab/><text:span text:style-name="T2">nim -o update -a packages=all -a source=/tmp/images/dep-aix/6.1 <text:tab/><text:tab/><text:tab/><text:tab/><text:tab/>61cosi_lpp_source</text:span></text:p>
      <text:p text:style-name="P36">The NIM command will find the correct directories and update the lpp_source resource.</text:p>
      <text:h text:style-name="Heading_20_4" text:outline-level="4"><text:span text:style-name="T30">Install the software into the SPOT.</text:span><text:span text:style-name="T69"> </text:span></text:h>
      <text:p text:style-name="P112"><text:span text:style-name="T69">You can install and update software in a NIM SPOT resource by using NIM commands directly or you can use the xCAT </text:span><text:span text:style-name="T70">mknimimage</text:span><text:span text:style-name="T69"> command. <text:s/></text:span></text:p>
      <text:p text:style-name="P115">If you wish to use the NIM support directly you can check the NIM documentation for information on the NIM “cust” and “maint” operations.</text:p>
      <text:p text:style-name="P115">In this example the xCAT <text:span text:style-name="T2">mknimimage</text:span> command will be used.</text:p>
      <text:p text:style-name="P115">To get all this additional software installed we need a way to tell NIM to include it in the installation. <text:s/>To facilitate this, xCAT provides <text:span text:style-name="T21">sample</text:span> NIM installp bundle files. <text:s/>(<text:span text:style-name="T21">Always make sure that the contents of the bundle files you use are the packages you want to install and that they are all in the appropriate lpp_source directory.</text:span>)</text:p>
      <text:p text:style-name="P115">Starting with xCAT version 2.5 there will be a set of bundle files to use for installing a compute node. <text:s/>They are in <text:s/>“<text:span text:style-name="T5">/opt/xcat/share/xcat/installp_bundles</text:span>”. <text:s/>There is a version corresponding to the different AIX OS levels. <text:s/>(xCATaixCN53.bnd, xCATaixCN61.bnd etc.) <text:s text:c="2"/>Just use the one that corresponds to the version of AIX you are running.</text:p>
      <text:p text:style-name="P115"><text:span text:style-name="T2">Note: </text:span>For earlier version of xCAT the sample bundle files are shipped as part of the xCAT tarball file. <text:s text:c="2"/></text:p>
      <text:p text:style-name="P115">To use the bundle file you need to define it as a NIM resources and add it to the xCAT <text:span text:style-name="T5">osimage</text:span> definition.</text:p>
      <text:p text:style-name="Text_20_body">Copy the bundle file ( say <text:span text:style-name="T63">xCATaixCN61.bnd </text:span><text:span text:style-name="T74">) to a location where it can be defined as a NIM resource, for example “/install/nim/installp_bundle”.</text:span></text:p>
      <text:p text:style-name="P114"><text:span text:style-name="T21">To define the NIM resource</text:span> you can run the following command.<text:tab/></text:p>
      <text:p text:style-name="P75">nim -o define -t installp_bundle -a server=master -a location= <text:tab/>/install/nim/installp_bundle/xCATaixCN61.bnd <text:s/>xCATaixCN61</text:p>
      <text:p text:style-name="P42"><text:span text:style-name="T21">To add this bundle resource to your xCAT osimage</text:span> definition run:</text:p>
      <text:p text:style-name="P23"><text:soft-page-break/><text:tab/>chdef -t osimage -o <text:s/>610SNimage installp_bundle=”xCATaixSN61”</text:p>
      <text:p text:style-name="P27"><text:span text:style-name="T71">Run the </text:span><text:span text:style-name="T72">mknimimage</text:span><text:span text:style-name="T71"> command</text:span><text:span text:style-name="T69"> to update the SPOT using the information saved in the xCAT "61cosi" osimage definition.</text:span></text:p>
      <text:p text:style-name="P30"><text:tab/>mknimimage -u 61cosi</text:p>
      <text:p text:style-name="P27"><text:span text:style-name="T69">See the </text:span><text:span text:style-name="T70">mknimimage</text:span><text:span text:style-name="T69"> man page for more options that are available for updating diskless images (SPOT resources).</text:span></text:p>
      <text:p text:style-name="P34"><text:span text:style-name="T2">Note</text:span>: You cannot update a SPOT that is currently allocated. <text:s/><text:span text:style-name="T97">To check to see if the SPOT is allocated you could run the following command.</text:span></text:p>
      <text:p text:style-name="P37"><text:tab/>lsnim -l &lt;spot name&gt;</text:p>
      <text:h text:style-name="Heading_20_4" text:outline-level="4">Check the osimage (optional)</text:h>
      <text:p text:style-name="P27"><text:span text:style-name="T71">To avoid potential problems when installing a node it is adviseable to verify that all the software that you wish to install has been copied to the appropriate NIM lpp_source directory.</text:span><text:span text:style-name="T73"> <text:s/></text:span></text:p>
      <text:p text:style-name="P171">Any software that is specified in the “otherpkgs” or the “installp_bundle” attributes of the osimage definition must be available in the lpp_source directories.</text:p>
      <text:p text:style-name="Text_20_body">To find the location of the lpp_source directories run the “lsnim -l &lt;lpp_source_name&gt;” command.</text:p>
      <text:p text:style-name="Text_20_body"><text:tab/><text:span text:style-name="T6">lsnim -l </text:span><text:span text:style-name="T68">61cosi_lpp_source</text:span></text:p>
      <text:p text:style-name="P32"><text:span text:style-name="T97">If the location of your lpp_source resource is "/install/nim/lpp_source/610cosi_lpp_source/" then you would find </text:span><text:span text:style-name="T98">rpm</text:span><text:span text:style-name="T97"> packages in "/install/nim/lpp_source/610cosi_lpp_source/RPMS/ppc" and you would find your </text:span><text:span text:style-name="T98">installp</text:span><text:span text:style-name="T97"> and </text:span><text:span text:style-name="T98">emgr</text:span><text:span text:style-name="T97"> packages in "/install/nim/lpp_source/610cosi_lpp_source/installp/ppc". </text:span></text:p>
      <text:p text:style-name="P33">To find the location of the installp_bundle resource files you can use the NIM “lsnim -l” command. <text:s/>For example,</text:p>
      <text:p text:style-name="P32"><text:span text:style-name="T97"><text:tab/></text:span><text:span text:style-name="T10">lsnim -l <text:s/>xCATaixCN</text:span></text:p>
      <text:p text:style-name="P41"><text:span text:style-name="T77">Starting with xCAT version 2.5 you can use the xCAT </text:span><text:span text:style-name="T78">chkosimage</text:span><text:span text:style-name="T77"> command to do this checking. <text:s text:c="2"/>For example:</text:span></text:p>
      <text:p text:style-name="P41"><text:span text:style-name="T77"><text:tab/></text:span><text:span text:style-name="T76">chkosimage -V 61cosi</text:span></text:p>
      <text:p text:style-name="P111"><text:span text:style-name="T59">In addition to letting you know what software is missing from your lpp_source the <text:s/></text:span><text:span text:style-name="T58">chkosimage </text:span><text:span text:style-name="T59">will also indicate if there are multiple files that match the entries in your bundle file. <text:s text:c="2"/>This can happen when you use wild cards in the packages names added to the bundle file. <text:s/>In this case </text:span><text:span text:style-name="T58">you must remove any old packages so that there is only one rpm selected for each entry in the bundle file.</text:span></text:p>
      <text:p text:style-name="P111"><text:span text:style-name="T59">To automate this process you may be able to use the “-c” (clean) option of the </text:span><text:span text:style-name="T58">chkosimage</text:span><text:span text:style-name="T59"> command. <text:s/>This option will keep the rpm that was most recently written to the directory and remove the others. <text:s text:c="3"/>(Be careful when using this option!)</text:span></text:p>
      <text:p text:style-name="P111"><text:span text:style-name="T59">For example,</text:span></text:p>
      <text:p text:style-name="P41"><text:soft-page-break/><text:span text:style-name="T76"><text:tab/>chkosimage -V <text:s/>-c 610SNimage</text:span></text:p>
      <text:h text:style-name="Heading_20_2" text:outline-level="2">Define xCAT networks</text:h>
      <text:p text:style-name="P23">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62"/>
      <text:p text:style-name="P10">This “How-To” assumes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5">mkdef -t network -o net1 net=9.114.113.224 mask=255.255.255.224 <text:tab/><text:tab/><text:tab/><text:tab/>gateway=9.114.113.254</text:span></text:p>
      <text:h text:style-name="Heading_20_2" text:outline-level="2">Define the LPARs currently managed by the HMC</text:h>
      <text:p text:style-name="P55">This step assumes that <text:s/>LPARs were already created using the standard HMC interfaces. </text:p>
      <text:p text:style-name="P55">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55">To write the stanza format output of <text:span text:style-name="T1">rscan</text:span> to a file called “<text:span text:style-name="T4">mystanzafile”</text:span> run the following command.</text:p>
      <text:p text:style-name="P55"><text:tab/><text:span text:style-name="T16">rscan –z hmc01 &gt; mystanzafile</text:span></text:p>
      <text:p text:style-name="P55">This file can then be checked and modified as needed. <text:s/>For example you may need to add a different name for the node definition or add additional attributes and values etc. <text:s/></text:p>
      <text:p text:style-name="P55"><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97">The information gathered by the <text:span text:style-name="T1">rscan </text:span>command can be used to create xCAT node definitions.</text:p>
          <text:p text:style-name="P97"/>
          <text:p text:style-name="P97">Since we have put all the node information in a stanza file we can now pass the contents of the file to the <text:span text:style-name="T1">mkdef</text:span> command to add the definitions to the database.</text:p>
          <text:p text:style-name="P97"/>
          <text:p text:style-name="P97"><text:tab/><text:span text:style-name="T16">cat mystanzafile | mkdef –z</text:span></text:p>
        </text:list-header>
      </text:list>
      <text:p text:style-name="P20"><text:soft-page-break/>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90">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20">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21">If <text:s/>there are multiple adapters the first one will be written to the database and used as the install adapter for that node.</text:span> </text:p>
      <text:p text:style-name="P20">The command can also be used to do a ping test on the adapter interfaces to determine which ones could be used to perform the network boot. <text:s/>I<text:span text:style-name="T21">n this case the </text:span><text:soft-page-break/><text:span text:style-name="T21">first adapter that can be successfully used to ping the server will be written to the database.</text:span></text:p>
      <text:p text:style-name="P20">Before running <text:span text:style-name="T2">getmacs</text:span> you must first run the <text:span text:style-name="T2">makeconservercf </text:span><text:span text:style-name="T95">command</text:span>. <text:s/>You need to run <text:span text:style-name="T2">makeconservercf</text:span> any time you add new nodes to the cluster.</text:p>
      <text:p text:style-name="P22"><text:tab/> <text:span text:style-name="T6">makeconservercf</text:span></text:p>
      <text:p text:style-name="P20">Shut down all the nodes that you will be querying for MAC addresses.</text:p>
      <text:p text:style-name="P20"><text:tab/><text:span text:style-name="T6">rpower aixnodes off</text:span></text:p>
      <text:p text:style-name="P20">To retrieve the MAC address for all the nodes in the group “<text:span text:style-name="T5">aixnodes</text:span>” and write the first adapter MAC to the xCAT database you could issue the following command.</text:p>
      <text:p text:style-name="P108"><text:tab/><text:span text:style-name="T7">getmacs aixnodes</text:span></text:p>
      <text:p text:style-name="P109">To display all adapter information but not write anything to the database.</text:p>
      <text:p text:style-name="P109"><text:tab/><text:span text:style-name="T6">getmacs -d <text:s/>aixnodes</text:span></text:p>
      <text:p text:style-name="P20">To retrieve the MAC address and do a ping test to determine which adapter MAC to use for the node you could issue the following command. <text:s/>(The ping operation may take a while to complete.)</text:p>
      <text:p text:style-name="P108"><text:tab/><text:span text:style-name="T6">getmacs -d aixnodes -S 10.14.0.2 -G 10.14.0.2 -C 10.14.0.4</text:span></text:p>
      <text:p text:style-name="P108">The output would be similar to the following.</text:p>
      <text:p text:style-name="P110"># Type <text:s text:c="2"/>Location Code <text:s text:c="2"/>MAC Address <text:s/>Full Path Name <text:s/>Ping Result <text:s/>Device Type</text:p>
      <text:p text:style-name="Text_20_body"><text:span text:style-name="T88">ent U9125.F2A.024C362-V6-C2-T1 fef9dfb7</text:span><text:span text:style-name="T44">c602 </text:span><text:a xlink:type="simple" xlink:href="/vdevice/l-lan@30000002"><text:span text:style-name="T34">/vdevice/l-lan@30000002</text:span></text:a><text:span text:style-name="T44"> <text:s/>successfu</text:span><text:span text:style-name="T43">l</text:span><text:span text:style-name="T88"> virtual</text:span></text:p>
      <text:p text:style-name="P110">ent U9125.F2A.024C362-V6-C3-T1 fef9dfb7c603 /vdevice/l-lan@30000003 unsuccessful virtual</text:p>
      <text:p text:style-name="P111">From this result you can see that “ <text:span text:style-name="T88">fef9dfb7c602</text:span><text:span text:style-name="T87">” should be used for this nodes MAC address.</text:span></text:p>
      <text:p text:style-name="Text_20_body">For more information on using the <text:span text:style-name="T2">getmacs</text:span> command see the man page.</text:p>
      <text:p text:style-name="P113">To add the MAC value to the node definition you can use the <text:span text:style-name="T2">chdef</text:span> command. <text:s/>For example:</text:p>
      <text:p text:style-name="P34"><text:tab/><text:span text:style-name="T5">chdef -t node node01 mac=fef9dfb7c603</text:span></text:p>
      <text:h text:style-name="P59" text:outline-level="2">Define xCAT groups (optional)</text:h>
      <text:p text:style-name="P5">XCAT supports both <text:span text:style-name="T5">static</text:span> and <text:span text:style-name="T5">dynamic</text:span> node groups. <text:s/>See the section titled “xCAT node group support” in the “<text:span text:style-name="T92">xCAT2 Top Doc” document for details on using xCAT </text:span><text:soft-page-break/><text:span text:style-name="T92">groups. ( </text:span><text:a xlink:type="simple" xlink:href="http://xcat.svn.sourceforge.net/viewvc/xcat/xcat-core/trunk/xCAT-client/share/doc/xCAT2top.pdf"><text:span text:style-name="T92">http://xcat.svn.sourceforge.net/viewvc/xcat/xcat-core/trunk/xCAT-client/share/doc/xCAT2top.pdf</text:span></text:a><text:span text:style-name="T92">)</text:span></text:p>
      <text:p text:style-name="P7"/>
      <text:p text:style-name="P16"><text:span text:style-name="T92">Note: <text:s/>The </text:span><text:span text:style-name="T93">dynamic</text:span><text:span text:style-name="T92">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95">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84">(http://xcat.svn.sourceforge.net/viewvc/xcat/xcat-core/trunk/xCAT-client/share/doc/xCAT2onAIX.pdf )</text:span></text:span></text:a></text:p>
      <text:h text:style-name="Heading_20_2" text:outline-level="2"><text:span text:style-name="_20_Char"><text:span text:style-name="T99">Verify the node definitions</text:span></text:span></text:h>
      <text:p text:style-name="P20">Verify that the node definitions include the required information.</text:p>
      <text:p text:style-name="P20">To get a listing of the node definition you can use the <text:span text:style-name="T2">lsdef</text:span> command. <text:s text:c="2"/>For example to display the definitions of all nodes in the group “aixnodes” you could run the following command.</text:p>
      <text:p text:style-name="P20"><text:tab/><text:span text:style-name="T5">lsdef -t node -l -o aixnodes</text:span></text:p>
      <text:p text:style-name="P20">The output for one diskless node might look something like the following:</text:p>
      <text:p text:style-name="P92">Object name: clstrn02</text:p>
      <text:p text:style-name="P92"><text:s text:c="4"/>cons=hmc</text:p>
      <text:p text:style-name="P92"><text:s text:c="4"/>groups=lpar,all</text:p>
      <text:p text:style-name="P92"><text:s text:c="4"/>servicenode=clstrSN1</text:p>
      <text:p text:style-name="P92"><text:s text:c="4"/>xcamaster=clstrSN1-en1</text:p>
      <text:p text:style-name="P92"><text:s text:c="4"/>hcp=clstrhmc01</text:p>
      <text:p text:style-name="P92"><text:s text:c="4"/>hostnames=clstrn02.mycluster.com</text:p>
      <text:p text:style-name="P92"><text:s text:c="4"/>id=2</text:p>
      <text:p text:style-name="P92"><text:s text:c="4"/>ip=10.1.3.2</text:p>
      <text:p text:style-name="P92"><text:s text:c="4"/>mac=001a64f9bfc9</text:p>
      <text:p text:style-name="P92"><text:s text:c="4"/>mgt=hmc</text:p>
      <text:p text:style-name="P92"><text:s text:c="4"/>nodetype=lpar,osi</text:p>
      <text:p text:style-name="P92"><text:s text:c="4"/>os=AIX</text:p>
      <text:p text:style-name="P92"><text:s text:c="4"/>parent=clstrf1fsp03-9125-F2A-SN024C352</text:p>
      <text:p text:style-name="P92"><text:s text:c="4"/>pprofile=compute</text:p>
      <text:p text:style-name="P20">Most of these attributes should have been filled in automatically by xCAT. <text:s text:c="2"/></text:p>
      <text:p text:style-name="P20"><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20"><text:soft-page-break/>Make sure “<text:span text:style-name="T5">servicenode</text:span>” is set to the name of the service node as known by the management node and “<text:span text:style-name="T5">xcatmaster</text:span>” is set to the name of the service node as known by the node.</text:p>
      <text:p text:style-name="P20">To modify the node definitions you can use the <text:span text:style-name="T2">chdef</text:span> command.</text:p>
      <text:p text:style-name="P20">For example to set the <text:span text:style-name="T5">xcatmaster</text:span> attribute for <text:s/>node “<text:span text:style-name="T5">clstrn01</text:span>” you could run the following.</text:p>
      <text:p text:style-name="P81"><text:span text:style-name="_20_Char">chdef -t node -o clstrn01 xcatmaster=clstrSN1-en1</text:span></text:p>
      <text:h text:style-name="Heading_20_2" text:outline-level="2"><text:span text:style-name="_20_Char"><text:span text:style-name="T51">Set up post boot scripts (optional)</text:span></text:span></text:h>
      <text:p text:style-name="P44"><text:span text:style-name="_20_Char"><text:span text:style-name="T29">xCAT supports the running of customization scripts on the nodes when they are installed. <text:s text:c="2"/>For diskless nodes these scripts are run when the /etc/inittab file is processed during the node boot up.</text:span></text:span></text:p>
      <text:p text:style-name="P44"><text:span text:style-name="_20_Char"><text:span text:style-name="T29">This support includes:</text:span></text:span></text:p>
      <text:list text:style-name="L14">
        <text:list-item>
          <text:p text:style-name="P134"><text:span text:style-name="_20_Char"><text:span text:style-name="T29">The running of a set of default customization scripts that are required by xCAT.</text:span></text:span></text:p>
          <text:p text:style-name="P152"><text:span text:style-name="_20_Char"><text:span text:style-name="T29">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30">chtab</text:span></text:span><text:span text:style-name="_20_Char"><text:span text:style-name="T29"> or </text:span></text:span><text:span text:style-name="_20_Char"><text:span text:style-name="T30">tabedit</text:span></text:span><text:span text:style-name="_20_Char"><text:span text:style-name="T29"> command. The scripts are contained in the /install/postscripts directory on the xCAT management node.</text:span></text:span></text:p>
        </text:list-item>
        <text:list-item>
          <text:p text:style-name="P134"><text:span text:style-name="_20_Char"><text:span text:style-name="T29">The optional running of customization scripts provided by xCAT.</text:span></text:span></text:p>
          <text:p text:style-name="P134"><text:span text:style-name="_20_Char"><text:span text:style-name="T29">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34"><text:span text:style-name="_20_Char"><text:span text:style-name="T29">The optional running of user-provided customization scripts.</text:span></text:span></text:p>
        </text:list-item>
      </text:list>
      <text:p text:style-name="P44"><text:span text:style-name="_20_Char"><text:span text:style-name="T29"><text:tab/>To have your script run on the nodes:</text:span></text:span></text:p>
      <text:list text:style-name="L15">
        <text:list-item>
          <text:p text:style-name="P142"><text:span text:style-name="_20_Char"><text:span text:style-name="T29">Put a copy of your script in /install/postscripts on the xCAT management node. <text:s/>(Make sure it is executable.)</text:span></text:span></text:p>
        </text:list-item>
        <text:list-item>
          <text:p text:style-name="P142"><text:span text:style-name="_20_Char"><text:span text:style-name="T38">When using service nodes make sure the postscripts are copied to the /install/postscripts directories on each service node.</text:span></text:span></text:p>
        </text:list-item>
        <text:list-item>
          <text:p text:style-name="P142"><text:span text:style-name="_20_Char"><text:span text:style-name="T29">Set the “postscripts” attribute of the node definition to include the comma separated list of the scripts that you want to be executed on the nodes. </text:span></text:span><text:span text:style-name="_20_Char"><text:span text:style-name="T36">The order of the scripts in the list determines the order in which they will be run. </text:span></text:span><text:span text:style-name="_20_Char"><text:span text:style-name="T29">For example, if you want to have your two scripts called “foo” and “bar” run on node “node01” you could use the </text:span></text:span><text:span text:style-name="_20_Char"><text:span text:style-name="T30">chdef</text:span></text:span><text:span text:style-name="_20_Char"><text:span text:style-name="T29"> command as follows.</text:span></text:span></text:p>
        </text:list-item>
      </text:list>
      <text:p text:style-name="P93"><text:span text:style-name="_20_Char"><text:span text:style-name="T29"><text:tab/><text:tab/></text:span></text:span><text:span text:style-name="_20_Char"><text:span text:style-name="T33">chdef -t node -o node01 -p postscripts=foo,bar</text:span></text:span></text:p>
      <text:p text:style-name="P93"><text:span text:style-name="_20_Char"><text:span text:style-name="T36"><text:tab/>(The “-p” means to add these to whatever is already set.)</text:span></text:span></text:p>
      <text:p text:style-name="P44"><text:soft-page-break/><text:span text:style-name="_20_Char"><text:span text:style-name="T38">Note: </text:span></text:span><text:span text:style-name="_20_Char"><text:span text:style-name="T39">The customization scripts are run during the boot process (out of /etc/inittab).</text:span></text:span></text:p>
      <text:h text:style-name="Heading_20_2" text:outline-level="2"><text:span text:style-name="_20_Char"><text:s/>Set up prescripts (optional)</text:span></text:h>
      <text:p text:style-name="P107"><text:span text:style-name="_20_Char"><text:span text:style-name="T21">The xCAT </text:span></text:span><text:span text:style-name="_20_Char"><text:span text:style-name="T12">prescript</text:span></text:span><text:span text:style-name="_20_Char"><text:span text:style-name="T21"> support is provided to to run user-provided scripts during the node initialization process. <text:s/></text:span></text:span><text:span text:style-name="_20_Char"><text:s/>These scripts can be used to help set up specific environments on the servers that handle the cluster node deployment. <text:s/>The scripts will run on the install server for the nodes. (Either the management node or a service node.) <text:s text:c="2"/>A different set of scripts may be specified for each node if desired.</text:span></text:p>
      <text:p text:style-name="P107"><text:span text:style-name="_20_Char"/></text:p>
      <text:p text:style-name="P107"><text:span text:style-name="_20_Char">One or more user-provided prescripts may be specified to be run either at the beginning or the end of node initialization. <text:s text:c="3"/>The node initialization on AIX is done either by the </text:span><text:span text:style-name="_20_Char"><text:span text:style-name="T2">nimnodeset</text:span></text:span><text:span text:style-name="_20_Char"> command (for diskfull nodes) or the </text:span><text:span text:style-name="_20_Char"><text:span text:style-name="T2">mkdsklsnode</text:span></text:span><text:span text:style-name="_20_Char"> command (for diskless nodes.)</text:span></text:p>
      <text:p text:style-name="P107"><text:span text:style-name="_20_Char"/></text:p>
      <text:p text:style-name="P107"><text:span text:style-name="_20_Char"><text:span text:style-name="T28">For more information about using the xCAT prescript support refer to the des cription earlier in this documant and also the “</text:span></text:span><text:span text:style-name="_20_Char"><text:span text:style-name="T112">xCAT2 Top Doc</text:span></text:span><text:span text:style-name="_20_Char"><text:span text:style-name="T111">”, </text:span></text:span><text:span text:style-name="_20_Char"><text:span text:style-name="T94">( </text:span></text:span><text:a xlink:type="simple" xlink:href="http://xcat.svn.sourceforge.net/viewvc/xcat/xcat-core/trunk/xCAT-client/share/doc/xCAT2top.pdf"><text:span text:style-name="_20_Char"><text:span text:style-name="T94">http://xcat.svn.sourceforge.net/viewvc/xcat/xcat-core/trunk/xCAT-client/share/doc/xCAT2top.pdf</text:span></text:span></text:a><text:span text:style-name="_20_Char"><text:span text:style-name="T94">)</text:span></text:span></text:p>
      <text:h text:style-name="Heading_20_2" text:outline-level="2"><text:span text:style-name="_20_Char"><text:span text:style-name="T99">Initialize the AIX/NIM diskless nodes</text:span></text:span></text:h>
      <text:p text:style-name="Standard"><text:span text:style-name="_20_Char"/></text:p>
      <text:p text:style-name="P14"><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4"><text:span text:style-name="_20_Char"/></text:p>
      <text:p text:style-name="P14"><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4"><text:span text:style-name="_20_Char"/></text:p>
      <text:p text:style-name="P14"><text:span text:style-name="_20_Char"><text:tab/></text:span><text:span text:style-name="_20_Char"><text:span text:style-name="T15">mkdsklsnode </text:span></text:span><text:span text:style-name="_20_Char"><text:span text:style-name="T45">-i </text:span></text:span><text:span text:style-name="_20_Char"><text:span text:style-name="T15">61cosi aixnodes</text:span></text:span></text:p>
      <text:p text:style-name="P84"><text:span text:style-name="_20_Char"><text:span text:style-name="T5"/></text:span></text:p>
      <text:list text:style-name="WW8Num18" text:continue-numbering="true">
        <text:list-item>
          <text:list text:continue-numbering="true">
            <text:list-header>
              <text:p text:style-name="P207">The command will define and initialize the NIM machines. <text:s/>It will also set the “<text:span text:style-name="T5">profile</text:span><text:span text:style-name="_20_Char">” attribute in the xCAT node definitions to “</text:span><text:span text:style-name="_20_Char"><text:span text:style-name="T14">61cosi “</text:span></text:span><text:span text:style-name="_20_Char">.</text:span></text:p>
            </text:list-header>
          </text:list>
        </text:list-item>
      </text:list>
      <text:p text:style-name="P24">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72">lsnim -l node01</text:p>
      <text:p text:style-name="P31"><text:span text:style-name="T2">Note:</text:span> </text:p>
      <text:p text:style-name="P74">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text:soft-page-break/>Verifying the node initialization before booting (optional)</text:h>
      <text:p text:style-name="P31">Once the <text:span text:style-name="T2">mkdsklsnode</text:span> command completes you can log on to the service node and verify that it has been configured correctly. <text:s text:c="2"/></text:p>
      <text:list text:style-name="L16">
        <text:list-item>
          <text:p text:style-name="P168">The /etc/bootptab or <text:span text:style-name="T102">/var/lib/dhcp/db/dhcpd.leases</text:span>, /etc/exports files. <text:s/></text:p>
        </text:list-item>
        <text:list-item>
          <text:p text:style-name="P168">The node info file in the /tftpboot directory.</text:p>
        </text:list-item>
        <text:list-item>
          <text:p text:style-name="P168">The NIM node definition for the node.</text:p>
        </text:list-item>
      </text:list>
      <text:h text:style-name="Heading_20_2" text:outline-level="2">Open a remote console (optional)</text:h>
      <text:p text:style-name="P23">You can open a remote console to monitor the boot progress using the xCAT <text:span text:style-name="T1">rcons</text:span> command. <text:s/>This command requires that you have <text:span text:style-name="T2">conserver</text:span> installed and configured. <text:s/></text:p>
      <text:p text:style-name="P43">If you wish to monitor a network installation you must run rcons before initiating a network boot.</text:p>
      <text:p text:style-name="P117"><text:tab/><text:tab/>To configure conserver run:</text:p>
      <text:p text:style-name="P69">makeconservercf <text:s text:c="3"/></text:p>
      <text:p text:style-name="P23">To start a console:</text:p>
      <text:p text:style-name="P69">rcons node01</text:p>
      <text:p text:style-name="P26">Note: <text:s/>You must always run makeconservercf after you define new cluster nodes.</text:p>
      <text:h text:style-name="Heading_20_2" text:outline-level="2">Initiate a network boot</text:h>
      <text:p text:style-name="P20">Initiate a remote network boot request using the xCAT <text:span text:style-name="T2">rnetboot</text:span> command. <text:s/>For example, to initiate a network boot of all nodes in the group “<text:span text:style-name="T5">aixnodes</text:span>” you could issue the following command.</text:p>
      <text:p text:style-name="P82">rnetboot <text:s/>aixnodes</text:p>
      <text:p text:style-name="P21"><text:span text:style-name="T2">Note</text:span>: If you receive timeout errors from the <text:span text:style-name="T2">rnetboot</text:span> command, you may need to increase the default 60-second timeout to a larger value by setting ppctimeout in the site table:</text:p>
      <text:p text:style-name="P83">chdef -t site -o clustersite ppctimeout=180</text:p>
      <text:h text:style-name="Heading_20_2" text:outline-level="2">Verify the deployment</text:h>
      <text:list text:style-name="WW8Num33">
        <text:list-item text:start-value="1">
          <text:p text:style-name="P175">Retry and troubleshooting tips: </text:p>
        </text:list-item>
      </text:list>
      <text:list text:style-name="L17">
        <text:list-item>
          <text:p text:style-name="P187">For p6 lpars, it may be helpful to bring up the HMC web interface in a browser and watch the lpar status and reference codes as the node boots.</text:p>
        </text:list-item>
        <text:list-item>
          <text:p text:style-name="P187">Verify network connections</text:p>
        </text:list-item>
        <text:list-item>
          <text:p text:style-name="P187">If the <text:span text:style-name="T2">rnetboot</text:span> returns “unsuccessful” for a node, verify that bootp and tftp is configured and running properly on the .</text:p>
        </text:list-item>
        <text:list-item>
          <text:p text:style-name="P198"><text:soft-page-break/>For bootp, view <text:span text:style-name="T5">/etc/bootptab</text:span> to make sure an entry exists for the node.</text:p>
          <text:p text:style-name="P198">For dhcp, view <text:span text:style-name="T64">/var/lib/dhcp/db/dhcpd.leases to make sure an entry exists for the node.</text:span></text:p>
        </text:list-item>
        <text:list-item>
          <text:p text:style-name="P198">Verify that the information in /tftpboot/&lt;node&gt;.info is correct.</text:p>
        </text:list-item>
        <text:list-item>
          <text:p text:style-name="P198">Stop and restart inetd:</text:p>
        </text:list-item>
      </text:list>
      <text:p text:style-name="P210">stopsrc -s inetd</text:p>
      <text:p text:style-name="P210">startsrc -s inetd</text:p>
      <text:list text:style-name="L18">
        <text:list-item>
          <text:p text:style-name="P222">Stop and restart tftp:</text:p>
        </text:list-item>
      </text:list>
      <text:p text:style-name="P210">stopsrc -s tftp</text:p>
      <text:p text:style-name="P210">startsrc -s tftp</text:p>
      <text:list text:style-name="L18">
        <text:list-item text:start-value="1">
          <text:p text:style-name="P222"/>
        </text:list-item>
      </text:list>
      <text:list text:style-name="L17">
        <text:list-item text:start-value="1">
          <text:p text:style-name="P187">Verify NFS is running properly and mounts can be performed with this NFS server:</text:p>
        </text:list-item>
        <text:list-item>
          <text:p text:style-name="P198">View <text:span text:style-name="T5">/etc/exports</text:span> for correct mount information. <text:s/></text:p>
        </text:list-item>
        <text:list-item>
          <text:p text:style-name="P198">Run the <text:span text:style-name="T2">showmount</text:span> and <text:span text:style-name="T2">exportfs</text:span> commands. </text:p>
        </text:list-item>
        <text:list-item>
          <text:p text:style-name="P198">Stop and restart the NFS and related daemons:</text:p>
        </text:list-item>
      </text:list>
      <text:p text:style-name="P216">stopsrc -g nfs</text:p>
      <text:p text:style-name="P216">startsrc -g nfs</text:p>
      <text:list text:style-name="L17">
        <text:list-item text:start-value="1">
          <text:p text:style-name="P205">Attempt to mount a file system from another system on the network.</text:p>
        </text:list-item>
      </text:list>
      <text:list text:style-name="L17">
        <text:list-item text:start-value="1">
          <text:p text:style-name="P192">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4"/>
      <text:h text:style-name="Heading_20_2" text:outline-level="2">Removing NIM machine definitions</text:h>
      <text:p text:style-name="P14">Use the xCAT <text:span text:style-name="T2">rmdsklsnode</text:span> command to remove all the NIM diskless machine definitions that were created for the specified xCAT nodes. <text:s text:c="2"/>This command <text:span text:style-name="T21">will not</text:span><text:span text:style-name="T97"> </text:span>remove the xCAT node definitions.</text:p>
      <text:p text:style-name="P14"/>
      <text:p text:style-name="P14">For example, to remove the NIM machine definition corresponding to the xCAT diskless node named “node01” you could run the command as follows.</text:p>
      <text:p text:style-name="P14"/>
      <text:p text:style-name="P14"><text:tab/><text:span text:style-name="T6">rmdsklsnode node01</text:span></text:p>
      <text:p text:style-name="P14"/>
      <text:p text:style-name="P14"><text:soft-page-break/>Use the xCAT <text:span text:style-name="T2">xcat2nim</text:span> command to remove all the NIM standalone machine definitions that were created for the specified xCAT nodes. <text:s text:c="2"/>This command <text:span text:style-name="T21">will not</text:span><text:span text:style-name="T97"> </text:span>remove the xCAT node definitions.</text:p>
      <text:p text:style-name="P14"><text:tab/></text:p>
      <text:p text:style-name="P14">For example, to remove the NIM machine definition corresponding to the xCAT node named “node01” you could run the command as follows.</text:p>
      <text:p text:style-name="P14"/>
      <text:p text:style-name="P14"><text:tab/><text:span text:style-name="T6">xcat2nim -t node -r node01</text:span></text:p>
      <text:p text:style-name="P14"/>
      <text:p text:style-name="P14">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61"/>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21">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4">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8-02T15:22:00</dc:date>
    <meta:print-date>2009-04-16T07:33:32</meta:print-date>
    <meta:editing-cycles>554</meta:editing-cycles>
    <meta:editing-duration>P10DT3H10M58S</meta:editing-duration>
    <meta:user-defined meta:name="Info 1"/>
    <meta:user-defined meta:name="Info 2"/>
    <meta:user-defined meta:name="Info 3"/>
    <meta:user-defined meta:name="Info 4"/>
    <meta:document-statistic meta:table-count="0" meta:image-count="0" meta:object-count="0" meta:page-count="36" meta:paragraph-count="702" meta:word-count="12130" meta:character-count="72160"/>
  </office:meta>
</office:document-meta>
</file>